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141cm"/>
    </style:style>
    <style:style style:name="co2" style:family="table-column">
      <style:table-column-properties fo:break-before="auto" style:column-width="1.087cm"/>
    </style:style>
    <style:style style:name="co3" style:family="table-column">
      <style:table-column-properties fo:break-before="auto" style:column-width="6.886cm"/>
    </style:style>
    <style:style style:name="co4" style:family="table-column">
      <style:table-column-properties fo:break-before="auto" style:column-width="3.556cm"/>
    </style:style>
    <style:style style:name="co5" style:family="table-column">
      <style:table-column-properties fo:break-before="auto" style:column-width="3.833cm"/>
    </style:style>
    <style:style style:name="co6" style:family="table-column">
      <style:table-column-properties fo:break-before="auto" style:column-width="2.529cm"/>
    </style:style>
    <style:style style:name="co7" style:family="table-column">
      <style:table-column-properties fo:break-before="auto" style:column-width="2.267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text-align-source="fix" style:repeat-content="false"/>
      <style:paragraph-properties fo:text-align="start" fo:margin-left="0cm"/>
    </style:style>
    <style:style style:name="ce2" style:family="table-cell" style:parent-style-name="Default" style:data-style-name="N100"/>
  </office:automatic-styles>
  <office:body>
    <office:spreadsheet>
      <table:table table:name="Sheet1" table:style-name="ta1" table:print="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2" table:default-cell-style-name="ce1"/>
        <table:table-column table:style-name="co6" table:default-cell-style-name="ce1"/>
        <table:table-column table:style-name="co7" table:number-columns-repeated="1016" table:default-cell-style-name="ce1"/>
        <table:table-row table:style-name="ro1">
          <table:table-cell office:value-type="string">
            <text:p>astron</text:p>
          </table:table-cell>
          <table:table-cell office:value-type="float" office:value="1983">
            <text:p>1983</text:p>
          </table:table-cell>
          <table:table-cell office:value-type="string">
            <text:p>ESRB - K-A (Kids to Adults)</text:p>
          </table:table-cell>
          <table:table-cell office:value-type="string">
            <text:p>Astron Belt</text:p>
          </table:table-cell>
          <table:table-cell office:value-type="string">
            <text:p>Bally Midway</text:p>
          </table:table-cell>
          <table:table-cell office:value-type="string">
            <text:p>Sega</text:p>
          </table:table-cell>
          <table:table-cell office:value-type="string">
            <text:p>Shoot-'Em-Up</text:p>
          </table:table-cell>
          <table:table-cell office:value-type="string">
            <text:p>3.6</text:p>
          </table:table-cell>
          <table:table-cell office:value-type="string">
            <text:p>1 Player</text:p>
          </table:table-cell>
          <table:table-cell office:value-type="string">
            <text:p>Astron Belt is an early laserdisc video game and third-person space combat rail shooter, released in 1983 by Sega in Japan and licensed to Bally Midway for release in the United States. Developed in 1982, it is commonly cited as the first laserdisc game. Astron Belt is basically an enhanced version of the simple space-shooters that were popular at the time. The player controls a lone spacecraft on a mission to singlehandedly take down the entire enemy armada. Enemy fighters and ships shoot at the player, and there are mines and other objects that must be shot or avoided. The game is divided into waves. At the end of each wave is a command ship that must be destroyed. In later waves the enemy fighters move and shoot more aggressively, and their shots are more accurate. Some waves take place in open space, while others require the player to battle enemies while flying through narrow trenches and tunnels. The player is on a timer at the beginning of the game, with an unlimited number of lives available. The length of the timer can be adjusted by the machine operator, but is normally 60 seconds. After the timer expires, the player is given a limited number of additional lives. When all of those lives are lost, the game ends.Astron Belt came in both upright and cockpit cabinets. The cockpit version featured illuminated buttons on the control panel, a larger 25" monitor (the upright used a standard 19"), and a vibrating seat.</text:p>
          </table:table-cell>
          <table:table-cell table:style-name="Default" table:formula="of:=CONCATENATE(&quot;&lt;game name=&quot;;CHAR(34);[.A1];CHAR(34);&quot;&gt; &lt;year&gt;&quot;;[.B1];&quot;&lt;/year&gt; &lt;rating&gt;&quot;;[.C1];&quot;&lt;/rating&gt; &lt;title&gt;&quot;;[.D1];&quot;&lt;/title&gt; &lt;pub&gt;&quot;;[.E1];&quot;&lt;/pub&gt; &lt;dev&gt;&quot;;[.F1];&quot;&lt;/dev&gt; &lt;genre&gt;&quot;;[.G1];&quot;&lt;/genre&gt; &lt;score&gt;&quot;;[.H1];&quot;&lt;/score&gt; &lt;player&gt;&quot;;[.I1];&quot;&lt;/player&gt; &lt;story&gt;&quot;;[.J1];&quot;&lt;/story&gt; &lt;/game&gt;&quot;)" office:value-type="string" office:string-value="&lt;game name=&quot;astron&quot;&gt; &lt;year&gt;1983&lt;/year&gt; &lt;rating&gt;ESRB - K-A (Kids to Adults)&lt;/rating&gt; &lt;title&gt;Astron Belt&lt;/title&gt; &lt;pub&gt;Bally Midway&lt;/pub&gt; &lt;dev&gt;Sega&lt;/dev&gt; &lt;genre&gt;Shoot-'Em-Up&lt;/genre&gt; &lt;score&gt;3.6&lt;/score&gt; &lt;player&gt;1 Player&lt;/player&gt; &lt;story&gt;Astron Belt is an early laserdisc video game and third-person space combat rail shooter, released in 1983 by Sega in Japan and licensed to Bally Midway for release in the United States. Developed in 1982, it is commonly cited as the first laserdisc game. Astron Belt is basically an enhanced version of the simple space-shooters that were popular at the time. The player controls a lone spacecraft on a mission to singlehandedly take down the entire enemy armada. Enemy fighters and ships shoot at the player, and there are mines and other objects that must be shot or avoided. The game is divided into waves. At the end of each wave is a command ship that must be destroyed. In later waves the enemy fighters move and shoot more aggressively, and their shots are more accurate. Some waves take place in open space, while others require the player to battle enemies while flying through narrow trenches and tunnels. The player is on a timer at the beginning of the game, with an unlimited number of lives available. The length of the timer can be adjusted by the machine operator, but is normally 60 seconds. After the timer expires, the player is given a limited number of additional lives. When all of those lives are lost, the game ends.Astron Belt came in both upright and cockpit cabinets. The cockpit version featured illuminated buttons on the control panel, a larger 25&quot; monitor (the upright used a standard 19&quot;), and a vibrating seat.&lt;/story&gt; &lt;/game&gt;">
            <text:p>&lt;game name="astron"&gt; &lt;year&gt;1983&lt;/year&gt; &lt;rating&gt;ESRB - K-A (Kids to Adults)&lt;/rating&gt; &lt;title&gt;Astron Belt&lt;/title&gt; &lt;pub&gt;Bally Midway&lt;/pub&gt; &lt;dev&gt;Sega&lt;/dev&gt; &lt;genre&gt;Shoot-'Em-Up&lt;/genre&gt; &lt;score&gt;3.6&lt;/score&gt; &lt;player&gt;1 Player&lt;/player&gt; &lt;story&gt;Astron Belt is an early laserdisc video game and third-person space combat rail shooter, released in 1983 by Sega in Japan and licensed to Bally Midway for release in the United States. Developed in 1982, it is commonly cited as the first laserdisc game. Astron Belt is basically an enhanced version of the simple space-shooters that were popular at the time. The player controls a lone spacecraft on a mission to singlehandedly take down the entire enemy armada. Enemy fighters and ships shoot at the player, and there are mines and other objects that must be shot or avoided. The game is divided into waves. At the end of each wave is a command ship that must be destroyed. In later waves the enemy fighters move and shoot more aggressively, and their shots are more accurate. Some waves take place in open space, while others require the player to battle enemies while flying through narrow trenches and tunnels. The player is on a timer at the beginning of the game, with an unlimited number of lives available. The length of the timer can be adjusted by the machine operator, but is normally 60 seconds. After the timer expires, the player is given a limited number of additional lives. When all of those lives are lost, the game ends.Astron Belt came in both upright and cockpit cabinets. The cockpit version featured illuminated buttons on the control panel, a larger 25" monitor (the upright used a standard 19"), and a vibrating seat.&lt;/story&gt; &lt;/game&gt;</text:p>
          </table:table-cell>
          <table:table-cell table:number-columns-repeated="1012"/>
        </table:table-row>
        <table:table-row table:style-name="ro1">
          <table:table-cell office:value-type="string">
            <text:p>badlands</text:p>
          </table:table-cell>
          <table:table-cell office:value-type="float" office:value="1984">
            <text:p>1984</text:p>
          </table:table-cell>
          <table:table-cell office:value-type="string">
            <text:p>ESRB - T (Teen)</text:p>
          </table:table-cell>
          <table:table-cell office:value-type="string">
            <text:p>Badlands</text:p>
          </table:table-cell>
          <table:table-cell table:number-columns-repeated="2" office:value-type="string">
            <text:p>Konami</text:p>
          </table:table-cell>
          <table:table-cell office:value-type="string">
            <text:p>Adventure</text:p>
          </table:table-cell>
          <table:table-cell office:value-type="string">
            <text:p>3.6</text:p>
          </table:table-cell>
          <table:table-cell office:value-type="string">
            <text:p>1-2 Players</text:p>
          </table:table-cell>
          <table:table-cell office:value-type="string">
            <text:p>Badlands continued the Super Sprint lineage, but moved the game into a futuristic post-apocalyptic setting. The races consist of 3 souped-up cars toughing it out over 4 laps on one of the 8 tracks, which are viewed from above. Two human players can take part, but only the winner continues without using up credits, so you will only see the early races in two-player mode. <text:s/>You are armed with guns, which can be used to slow opposing cars. During the races spanners can be collected, which are then cashed in for upgraded turbos, improved weaponry and engine upgrades. Hazards on the later tracks include ramps, bridges, buildings collapsing onto the track and barriers which open and close in a random sequence.</text:p>
          </table:table-cell>
          <table:table-cell table:style-name="Default" table:formula="of:=CONCATENATE(&quot;&lt;game name=&quot;;CHAR(34);[.A2];CHAR(34);&quot;&gt; &lt;year&gt;&quot;;[.B2];&quot;&lt;/year&gt; &lt;rating&gt;&quot;;[.C2];&quot;&lt;/rating&gt; &lt;title&gt;&quot;;[.D2];&quot;&lt;/title&gt; &lt;pub&gt;&quot;;[.E2];&quot;&lt;/pub&gt; &lt;dev&gt;&quot;;[.F2];&quot;&lt;/dev&gt; &lt;genre&gt;&quot;;[.G2];&quot;&lt;/genre&gt; &lt;score&gt;&quot;;[.H2];&quot;&lt;/score&gt; &lt;player&gt;&quot;;[.I2];&quot;&lt;/player&gt; &lt;story&gt;&quot;;[.J2];&quot;&lt;/story&gt; &lt;/game&gt;&quot;)" office:value-type="string" office:string-value="&lt;game name=&quot;badlands&quot;&gt; &lt;year&gt;1984&lt;/year&gt; &lt;rating&gt;ESRB - T (Teen)&lt;/rating&gt; &lt;title&gt;Badlands&lt;/title&gt; &lt;pub&gt;Konami&lt;/pub&gt; &lt;dev&gt;Konami&lt;/dev&gt; &lt;genre&gt;Adventure&lt;/genre&gt; &lt;score&gt;3.6&lt;/score&gt; &lt;player&gt;1-2 Players&lt;/player&gt; &lt;story&gt;Badlands continued the Super Sprint lineage, but moved the game into a futuristic post-apocalyptic setting. The races consist of 3 souped-up cars toughing it out over 4 laps on one of the 8 tracks, which are viewed from above. Two human players can take part, but only the winner continues without using up credits, so you will only see the early races in two-player mode.  You are armed with guns, which can be used to slow opposing cars. During the races spanners can be collected, which are then cashed in for upgraded turbos, improved weaponry and engine upgrades. Hazards on the later tracks include ramps, bridges, buildings collapsing onto the track and barriers which open and close in a random sequence.&lt;/story&gt; &lt;/game&gt;">
            <text:p>&lt;game name="badlands"&gt; &lt;year&gt;1984&lt;/year&gt; &lt;rating&gt;ESRB - T (Teen)&lt;/rating&gt; &lt;title&gt;Badlands&lt;/title&gt; &lt;pub&gt;Konami&lt;/pub&gt; &lt;dev&gt;Konami&lt;/dev&gt; &lt;genre&gt;Adventure&lt;/genre&gt; &lt;score&gt;3.6&lt;/score&gt; &lt;player&gt;1-2 Players&lt;/player&gt; &lt;story&gt;Badlands continued the Super Sprint lineage, but moved the game into a futuristic post-apocalyptic setting. The races consist of 3 souped-up cars toughing it out over 4 laps on one of the 8 tracks, which are viewed from above. Two human players can take part, but only the winner continues without using up credits, so you will only see the early races in two-player mode. <text:s/>You are armed with guns, which can be used to slow opposing cars. During the races spanners can be collected, which are then cashed in for upgraded turbos, improved weaponry and engine upgrades. Hazards on the later tracks include ramps, bridges, buildings collapsing onto the track and barriers which open and close in a random sequence.&lt;/story&gt; &lt;/game&gt;</text:p>
          </table:table-cell>
          <table:table-cell table:number-columns-repeated="1012"/>
        </table:table-row>
        <table:table-row table:style-name="ro1">
          <table:table-cell office:value-type="string">
            <text:p>bega</text:p>
          </table:table-cell>
          <table:table-cell office:value-type="float" office:value="1983">
            <text:p>1983</text:p>
          </table:table-cell>
          <table:table-cell office:value-type="string">
            <text:p>ESRB - E (Everyone)</text:p>
          </table:table-cell>
          <table:table-cell office:value-type="string">
            <text:p>Bega's Battle</text:p>
          </table:table-cell>
          <table:table-cell table:number-columns-repeated="2" office:value-type="string">
            <text:p>Data East</text:p>
          </table:table-cell>
          <table:table-cell office:value-type="string">
            <text:p>Adventure</text:p>
          </table:table-cell>
          <table:table-cell office:value-type="string">
            <text:p>3.4</text:p>
          </table:table-cell>
          <table:table-cell office:value-type="string">
            <text:p>1-2 Players</text:p>
          </table:table-cell>
          <table:table-cell office:value-type="string">
            <text:p>An animated laserdisc game where you play Bega, a cybernetic hero who must save the Earth from destruction by defeating Varge and his evil alien forces. Bega is occasionally assisted by allies Luna, Jobe and Sony at certain parts of the game.Nihon Bussan/AV Japan, the Bega's Battle maker, released 142 different machines in our database under this trade name, starting in 1978.Other machines made by Nihon Bussan/AV Japan during the time period Bega's Battle was produced include Pro Sports, Cluster Buster, Pro Tennis, Night Star, Boomer Rang'r, BurgerTime (DECO), Super Astro Fighter, Fishing, Mission-X, and Burnin' Rubber.</text:p>
          </table:table-cell>
          <table:table-cell table:style-name="Default" table:formula="of:=CONCATENATE(&quot;&lt;game name=&quot;;CHAR(34);[.A3];CHAR(34);&quot;&gt; &lt;year&gt;&quot;;[.B3];&quot;&lt;/year&gt; &lt;rating&gt;&quot;;[.C3];&quot;&lt;/rating&gt; &lt;title&gt;&quot;;[.D3];&quot;&lt;/title&gt; &lt;pub&gt;&quot;;[.E3];&quot;&lt;/pub&gt; &lt;dev&gt;&quot;;[.F3];&quot;&lt;/dev&gt; &lt;genre&gt;&quot;;[.G3];&quot;&lt;/genre&gt; &lt;score&gt;&quot;;[.H3];&quot;&lt;/score&gt; &lt;player&gt;&quot;;[.I3];&quot;&lt;/player&gt; &lt;story&gt;&quot;;[.J3];&quot;&lt;/story&gt; &lt;/game&gt;&quot;)" office:value-type="string" office:string-value="&lt;game name=&quot;bega&quot;&gt; &lt;year&gt;1983&lt;/year&gt; &lt;rating&gt;ESRB - E (Everyone)&lt;/rating&gt; &lt;title&gt;Bega's Battle&lt;/title&gt; &lt;pub&gt;Data East&lt;/pub&gt; &lt;dev&gt;Data East&lt;/dev&gt; &lt;genre&gt;Adventure&lt;/genre&gt; &lt;score&gt;3.4&lt;/score&gt; &lt;player&gt;1-2 Players&lt;/player&gt; &lt;story&gt;An animated laserdisc game where you play Bega, a cybernetic hero who must save the Earth from destruction by defeating Varge and his evil alien forces. Bega is occasionally assisted by allies Luna, Jobe and Sony at certain parts of the game.Nihon Bussan/AV Japan, the Bega's Battle maker, released 142 different machines in our database under this trade name, starting in 1978.Other machines made by Nihon Bussan/AV Japan during the time period Bega's Battle was produced include Pro Sports, Cluster Buster, Pro Tennis, Night Star, Boomer Rang'r, BurgerTime (DECO), Super Astro Fighter, Fishing, Mission-X, and Burnin' Rubber.&lt;/story&gt; &lt;/game&gt;">
            <text:p>&lt;game name="bega"&gt; &lt;year&gt;1983&lt;/year&gt; &lt;rating&gt;ESRB - E (Everyone)&lt;/rating&gt; &lt;title&gt;Bega's Battle&lt;/title&gt; &lt;pub&gt;Data East&lt;/pub&gt; &lt;dev&gt;Data East&lt;/dev&gt; &lt;genre&gt;Adventure&lt;/genre&gt; &lt;score&gt;3.4&lt;/score&gt; &lt;player&gt;1-2 Players&lt;/player&gt; &lt;story&gt;An animated laserdisc game where you play Bega, a cybernetic hero who must save the Earth from destruction by defeating Varge and his evil alien forces. Bega is occasionally assisted by allies Luna, Jobe and Sony at certain parts of the game.Nihon Bussan/AV Japan, the Bega's Battle maker, released 142 different machines in our database under this trade name, starting in 1978.Other machines made by Nihon Bussan/AV Japan during the time period Bega's Battle was produced include Pro Sports, Cluster Buster, Pro Tennis, Night Star, Boomer Rang'r, BurgerTime (DECO), Super Astro Fighter, Fishing, Mission-X, and Burnin' Rubber.&lt;/story&gt; &lt;/game&gt;</text:p>
          </table:table-cell>
          <table:table-cell table:number-columns-repeated="1012"/>
        </table:table-row>
        <table:table-row table:style-name="ro1">
          <table:table-cell office:value-type="string">
            <text:p>cliff</text:p>
          </table:table-cell>
          <table:table-cell office:value-type="float" office:value="1983">
            <text:p>1983</text:p>
          </table:table-cell>
          <table:table-cell office:value-type="string">
            <text:p>ESRB - E (Everyone)</text:p>
          </table:table-cell>
          <table:table-cell office:value-type="string">
            <text:p>Cliff Hanger</text:p>
          </table:table-cell>
          <table:table-cell table:number-columns-repeated="2" office:value-type="string">
            <text:p>Stern</text:p>
          </table:table-cell>
          <table:table-cell office:value-type="string">
            <text:p>Adventure</text:p>
          </table:table-cell>
          <table:table-cell office:value-type="string">
            <text:p>4.2</text:p>
          </table:table-cell>
          <table:table-cell office:value-type="string">
            <text:p>1-2 Players</text:p>
          </table:table-cell>
          <table:table-cell office:value-type="string">
            <text:p>Cliff is on a mission to save Clarissa from being forced to marry the evil Count Draco. Cliff Hanger is an interactive cartoon movie. The game consists of animated scenes, during which the player has to press direction buttons or the sword button in the right moment to trigger the next segment of the movie. The anime video used in the game are scenes from the Lupin III anime movies, mainly scenes from The Castle of Cagliostro and the Mystery of Mamo animated movies. Cliff in the game is Arsène Lupin III in the original anime.</text:p>
          </table:table-cell>
          <table:table-cell table:style-name="Default" table:formula="of:=CONCATENATE(&quot;&lt;game name=&quot;;CHAR(34);[.A4];CHAR(34);&quot;&gt; &lt;year&gt;&quot;;[.B4];&quot;&lt;/year&gt; &lt;rating&gt;&quot;;[.C4];&quot;&lt;/rating&gt; &lt;title&gt;&quot;;[.D4];&quot;&lt;/title&gt; &lt;pub&gt;&quot;;[.E4];&quot;&lt;/pub&gt; &lt;dev&gt;&quot;;[.F4];&quot;&lt;/dev&gt; &lt;genre&gt;&quot;;[.G4];&quot;&lt;/genre&gt; &lt;score&gt;&quot;;[.H4];&quot;&lt;/score&gt; &lt;player&gt;&quot;;[.I4];&quot;&lt;/player&gt; &lt;story&gt;&quot;;[.J4];&quot;&lt;/story&gt; &lt;/game&gt;&quot;)" office:value-type="string" office:string-value="&lt;game name=&quot;cliff&quot;&gt; &lt;year&gt;1983&lt;/year&gt; &lt;rating&gt;ESRB - E (Everyone)&lt;/rating&gt; &lt;title&gt;Cliff Hanger&lt;/title&gt; &lt;pub&gt;Stern&lt;/pub&gt; &lt;dev&gt;Stern&lt;/dev&gt; &lt;genre&gt;Adventure&lt;/genre&gt; &lt;score&gt;4.2&lt;/score&gt; &lt;player&gt;1-2 Players&lt;/player&gt; &lt;story&gt;Cliff is on a mission to save Clarissa from being forced to marry the evil Count Draco. Cliff Hanger is an interactive cartoon movie. The game consists of animated scenes, during which the player has to press direction buttons or the sword button in the right moment to trigger the next segment of the movie. The anime video used in the game are scenes from the Lupin III anime movies, mainly scenes from The Castle of Cagliostro and the Mystery of Mamo animated movies. Cliff in the game is Arsène Lupin III in the original anime.&lt;/story&gt; &lt;/game&gt;">
            <text:p>&lt;game name="cliff"&gt; &lt;year&gt;1983&lt;/year&gt; &lt;rating&gt;ESRB - E (Everyone)&lt;/rating&gt; &lt;title&gt;Cliff Hanger&lt;/title&gt; &lt;pub&gt;Stern&lt;/pub&gt; &lt;dev&gt;Stern&lt;/dev&gt; &lt;genre&gt;Adventure&lt;/genre&gt; &lt;score&gt;4.2&lt;/score&gt; &lt;player&gt;1-2 Players&lt;/player&gt; &lt;story&gt;Cliff is on a mission to save Clarissa from being forced to marry the evil Count Draco. Cliff Hanger is an interactive cartoon movie. The game consists of animated scenes, during which the player has to press direction buttons or the sword button in the right moment to trigger the next segment of the movie. The anime video used in the game are scenes from the Lupin III anime movies, mainly scenes from The Castle of Cagliostro and the Mystery of Mamo animated movies. Cliff in the game is Arsène Lupin III in the original anime.&lt;/story&gt; &lt;/game&gt;</text:p>
          </table:table-cell>
          <table:table-cell table:number-columns-repeated="1012"/>
        </table:table-row>
        <table:table-row table:style-name="ro1">
          <table:table-cell office:value-type="string">
            <text:p>cobraab</text:p>
          </table:table-cell>
          <table:table-cell office:value-type="float" office:value="1988">
            <text:p>1988</text:p>
          </table:table-cell>
          <table:table-cell office:value-type="string">
            <text:p>ESRB - E (Everyone)</text:p>
          </table:table-cell>
          <table:table-cell office:value-type="string">
            <text:p>Cobra Command</text:p>
          </table:table-cell>
          <table:table-cell table:number-columns-repeated="2" office:value-type="string">
            <text:p>Data East</text:p>
          </table:table-cell>
          <table:table-cell office:value-type="string">
            <text:p>Flying</text:p>
          </table:table-cell>
          <table:table-cell office:value-type="string">
            <text:p>4.5</text:p>
          </table:table-cell>
          <table:table-cell office:value-type="string">
            <text:p>1-2 Players</text:p>
          </table:table-cell>
          <table:table-cell office:value-type="string">
            <text:p>Cobra Command is an arcade conversion of a helicopter shooting game from Data East. It is an "on rails" style shooter with the player controlling only the aiming of the shooting but not the direction of the helicopter. <text:s/>Your job is to shoot down the enemies as you are flown through footage of New York streets, the Statue of Liberty, the Atlantic Ocean, Italy, the Grand Canyon and finally, the treacherous corners and return fire of the enemy's stronghold on Easter Island.There is no background music to go along with the sound effects. The levels are fairly short with a total game run through possible in about 20 minutes.</text:p>
          </table:table-cell>
          <table:table-cell table:style-name="Default" table:formula="of:=CONCATENATE(&quot;&lt;game name=&quot;;CHAR(34);[.A5];CHAR(34);&quot;&gt; &lt;year&gt;&quot;;[.B5];&quot;&lt;/year&gt; &lt;rating&gt;&quot;;[.C5];&quot;&lt;/rating&gt; &lt;title&gt;&quot;;[.D5];&quot;&lt;/title&gt; &lt;pub&gt;&quot;;[.E5];&quot;&lt;/pub&gt; &lt;dev&gt;&quot;;[.F5];&quot;&lt;/dev&gt; &lt;genre&gt;&quot;;[.G5];&quot;&lt;/genre&gt; &lt;score&gt;&quot;;[.H5];&quot;&lt;/score&gt; &lt;player&gt;&quot;;[.I5];&quot;&lt;/player&gt; &lt;story&gt;&quot;;[.J5];&quot;&lt;/story&gt; &lt;/game&gt;&quot;)" office:value-type="string" office:string-value="&lt;game name=&quot;cobraab&quot;&gt; &lt;year&gt;1988&lt;/year&gt; &lt;rating&gt;ESRB - E (Everyone)&lt;/rating&gt; &lt;title&gt;Cobra Command&lt;/title&gt; &lt;pub&gt;Data East&lt;/pub&gt; &lt;dev&gt;Data East&lt;/dev&gt; &lt;genre&gt;Flying&lt;/genre&gt; &lt;score&gt;4.5&lt;/score&gt; &lt;player&gt;1-2 Players&lt;/player&gt; &lt;story&gt;Cobra Command is an arcade conversion of a helicopter shooting game from Data East. It is an &quot;on rails&quot; style shooter with the player controlling only the aiming of the shooting but not the direction of the helicopter.  Your job is to shoot down the enemies as you are flown through footage of New York streets, the Statue of Liberty, the Atlantic Ocean, Italy, the Grand Canyon and finally, the treacherous corners and return fire of the enemy's stronghold on Easter Island.There is no background music to go along with the sound effects. The levels are fairly short with a total game run through possible in about 20 minutes.&lt;/story&gt; &lt;/game&gt;">
            <text:p>&lt;game name="cobraab"&gt; &lt;year&gt;1988&lt;/year&gt; &lt;rating&gt;ESRB - E (Everyone)&lt;/rating&gt; &lt;title&gt;Cobra Command&lt;/title&gt; &lt;pub&gt;Data East&lt;/pub&gt; &lt;dev&gt;Data East&lt;/dev&gt; &lt;genre&gt;Flying&lt;/genre&gt; &lt;score&gt;4.5&lt;/score&gt; &lt;player&gt;1-2 Players&lt;/player&gt; &lt;story&gt;Cobra Command is an arcade conversion of a helicopter shooting game from Data East. It is an "on rails" style shooter with the player controlling only the aiming of the shooting but not the direction of the helicopter. <text:s/>Your job is to shoot down the enemies as you are flown through footage of New York streets, the Statue of Liberty, the Atlantic Ocean, Italy, the Grand Canyon and finally, the treacherous corners and return fire of the enemy's stronghold on Easter Island.There is no background music to go along with the sound effects. The levels are fairly short with a total game run through possible in about 20 minutes.&lt;/story&gt; &lt;/game&gt;</text:p>
          </table:table-cell>
          <table:table-cell table:number-columns-repeated="1012"/>
        </table:table-row>
        <table:table-row table:style-name="ro1">
          <table:table-cell office:value-type="string">
            <text:p>lair</text:p>
          </table:table-cell>
          <table:table-cell office:value-type="float" office:value="1983">
            <text:p>1983</text:p>
          </table:table-cell>
          <table:table-cell office:value-type="string">
            <text:p>ESRB - E (Everyone)</text:p>
          </table:table-cell>
          <table:table-cell office:value-type="string">
            <text:p>Dragons Lair</text:p>
          </table:table-cell>
          <table:table-cell table:number-columns-repeated="2" office:value-type="string">
            <text:p>Cinematronics</text:p>
          </table:table-cell>
          <table:table-cell office:value-type="string">
            <text:p>Adventure</text:p>
          </table:table-cell>
          <table:table-cell office:value-type="string">
            <text:p>3.7</text:p>
          </table:table-cell>
          <table:table-cell office:value-type="string">
            <text:p>1-2 Players</text:p>
          </table:table-cell>
          <table:table-cell office:value-type="string">
            <text:p>Originally released in the arcades as a laserdisc game, Dragon's Lair is an interactive cartoon movie. Players control Dirk the Daring as he struggles his way through a dungeon to fight Singe, the Dragon, and rescue the beautiful Princess Daphne. The game consists of animated scenes, during which the player has to press direction buttons or the sword button in the right moment to trigger the next segment of the movie.</text:p>
          </table:table-cell>
          <table:table-cell table:style-name="Default" table:formula="of:=CONCATENATE(&quot;&lt;game name=&quot;;CHAR(34);[.A6];CHAR(34);&quot;&gt; &lt;year&gt;&quot;;[.B6];&quot;&lt;/year&gt; &lt;rating&gt;&quot;;[.C6];&quot;&lt;/rating&gt; &lt;title&gt;&quot;;[.D6];&quot;&lt;/title&gt; &lt;pub&gt;&quot;;[.E6];&quot;&lt;/pub&gt; &lt;dev&gt;&quot;;[.F6];&quot;&lt;/dev&gt; &lt;genre&gt;&quot;;[.G6];&quot;&lt;/genre&gt; &lt;score&gt;&quot;;[.H6];&quot;&lt;/score&gt; &lt;player&gt;&quot;;[.I6];&quot;&lt;/player&gt; &lt;story&gt;&quot;;[.J6];&quot;&lt;/story&gt; &lt;/game&gt;&quot;)" office:value-type="string" office:string-value="&lt;game name=&quot;lair&quot;&gt; &lt;year&gt;1983&lt;/year&gt; &lt;rating&gt;ESRB - E (Everyone)&lt;/rating&gt; &lt;title&gt;Dragons Lair&lt;/title&gt; &lt;pub&gt;Cinematronics&lt;/pub&gt; &lt;dev&gt;Cinematronics&lt;/dev&gt; &lt;genre&gt;Adventure&lt;/genre&gt; &lt;score&gt;3.7&lt;/score&gt; &lt;player&gt;1-2 Players&lt;/player&gt; &lt;story&gt;Originally released in the arcades as a laserdisc game, Dragon's Lair is an interactive cartoon movie. Players control Dirk the Daring as he struggles his way through a dungeon to fight Singe, the Dragon, and rescue the beautiful Princess Daphne. The game consists of animated scenes, during which the player has to press direction buttons or the sword button in the right moment to trigger the next segment of the movie.&lt;/story&gt; &lt;/game&gt;">
            <text:p>&lt;game name="lair"&gt; &lt;year&gt;1983&lt;/year&gt; &lt;rating&gt;ESRB - E (Everyone)&lt;/rating&gt; &lt;title&gt;Dragons Lair&lt;/title&gt; &lt;pub&gt;Cinematronics&lt;/pub&gt; &lt;dev&gt;Cinematronics&lt;/dev&gt; &lt;genre&gt;Adventure&lt;/genre&gt; &lt;score&gt;3.7&lt;/score&gt; &lt;player&gt;1-2 Players&lt;/player&gt; &lt;story&gt;Originally released in the arcades as a laserdisc game, Dragon's Lair is an interactive cartoon movie. Players control Dirk the Daring as he struggles his way through a dungeon to fight Singe, the Dragon, and rescue the beautiful Princess Daphne. The game consists of animated scenes, during which the player has to press direction buttons or the sword button in the right moment to trigger the next segment of the movie.&lt;/story&gt; &lt;/game&gt;</text:p>
          </table:table-cell>
          <table:table-cell table:number-columns-repeated="1012"/>
        </table:table-row>
        <table:table-row table:style-name="ro1">
          <table:table-cell office:value-type="string">
            <text:p>lair2</text:p>
          </table:table-cell>
          <table:table-cell office:value-type="float" office:value="1991">
            <text:p>1991</text:p>
          </table:table-cell>
          <table:table-cell office:value-type="string">
            <text:p>ESRB - E (Everyone)</text:p>
          </table:table-cell>
          <table:table-cell office:value-type="string">
            <text:p>Dragons Lair 2</text:p>
          </table:table-cell>
          <table:table-cell table:number-columns-repeated="2" office:value-type="string">
            <text:p>Leland</text:p>
          </table:table-cell>
          <table:table-cell office:value-type="string">
            <text:p>Adventure</text:p>
          </table:table-cell>
          <table:table-cell office:value-type="string">
            <text:p>3.7</text:p>
          </table:table-cell>
          <table:table-cell office:value-type="string">
            <text:p>1-2 Players</text:p>
          </table:table-cell>
          <table:table-cell office:value-type="string">
            <text:p>Time Warp is a port of the arcade sequel to the original Dragon's Lair arcade game. Players once again play Dirk the Daring, the brave and dashing knight, who, with a little bit of skill and a lot of luck, must once again rescue his princess, Daphne. This time, Daphne has been kidnapped through a "wrinkle in time" by the evil wizard Mordroc and it's up to Dirk to rescue her before she is forced into marriage. The game features every scene that was in the arcade version including scenes based on Alice in Wonderland and other classic fairy tales. The PlayStation 3 and the iPhone version have an original game mode as well as a Director’s Cut with a different ending that was not featured in the original arcade version. The Macintosh version also contains the Director's Cut ending. In the Watch Game mode the entire game can be viewed in full as a movie without input from the player.</text:p>
          </table:table-cell>
          <table:table-cell table:style-name="Default" table:formula="of:=CONCATENATE(&quot;&lt;game name=&quot;;CHAR(34);[.A7];CHAR(34);&quot;&gt; &lt;year&gt;&quot;;[.B7];&quot;&lt;/year&gt; &lt;rating&gt;&quot;;[.C7];&quot;&lt;/rating&gt; &lt;title&gt;&quot;;[.D7];&quot;&lt;/title&gt; &lt;pub&gt;&quot;;[.E7];&quot;&lt;/pub&gt; &lt;dev&gt;&quot;;[.F7];&quot;&lt;/dev&gt; &lt;genre&gt;&quot;;[.G7];&quot;&lt;/genre&gt; &lt;score&gt;&quot;;[.H7];&quot;&lt;/score&gt; &lt;player&gt;&quot;;[.I7];&quot;&lt;/player&gt; &lt;story&gt;&quot;;[.J7];&quot;&lt;/story&gt; &lt;/game&gt;&quot;)" office:value-type="string" office:string-value="&lt;game name=&quot;lair2&quot;&gt; &lt;year&gt;1991&lt;/year&gt; &lt;rating&gt;ESRB - E (Everyone)&lt;/rating&gt; &lt;title&gt;Dragons Lair 2&lt;/title&gt; &lt;pub&gt;Leland&lt;/pub&gt; &lt;dev&gt;Leland&lt;/dev&gt; &lt;genre&gt;Adventure&lt;/genre&gt; &lt;score&gt;3.7&lt;/score&gt; &lt;player&gt;1-2 Players&lt;/player&gt; &lt;story&gt;Time Warp is a port of the arcade sequel to the original Dragon's Lair arcade game. Players once again play Dirk the Daring, the brave and dashing knight, who, with a little bit of skill and a lot of luck, must once again rescue his princess, Daphne. This time, Daphne has been kidnapped through a &quot;wrinkle in time&quot; by the evil wizard Mordroc and it's up to Dirk to rescue her before she is forced into marriage. The game features every scene that was in the arcade version including scenes based on Alice in Wonderland and other classic fairy tales. The PlayStation 3 and the iPhone version have an original game mode as well as a Director’s Cut with a different ending that was not featured in the original arcade version. The Macintosh version also contains the Director's Cut ending. In the Watch Game mode the entire game can be viewed in full as a movie without input from the player.&lt;/story&gt; &lt;/game&gt;">
            <text:p>&lt;game name="lair2"&gt; &lt;year&gt;1991&lt;/year&gt; &lt;rating&gt;ESRB - E (Everyone)&lt;/rating&gt; &lt;title&gt;Dragons Lair 2&lt;/title&gt; &lt;pub&gt;Leland&lt;/pub&gt; &lt;dev&gt;Leland&lt;/dev&gt; &lt;genre&gt;Adventure&lt;/genre&gt; &lt;score&gt;3.7&lt;/score&gt; &lt;player&gt;1-2 Players&lt;/player&gt; &lt;story&gt;Time Warp is a port of the arcade sequel to the original Dragon's Lair arcade game. Players once again play Dirk the Daring, the brave and dashing knight, who, with a little bit of skill and a lot of luck, must once again rescue his princess, Daphne. This time, Daphne has been kidnapped through a "wrinkle in time" by the evil wizard Mordroc and it's up to Dirk to rescue her before she is forced into marriage. The game features every scene that was in the arcade version including scenes based on Alice in Wonderland and other classic fairy tales. The PlayStation 3 and the iPhone version have an original game mode as well as a Director’s Cut with a different ending that was not featured in the original arcade version. The Macintosh version also contains the Director's Cut ending. In the Watch Game mode the entire game can be viewed in full as a movie without input from the player.&lt;/story&gt; &lt;/game&gt;</text:p>
          </table:table-cell>
          <table:table-cell table:number-columns-repeated="1012"/>
        </table:table-row>
        <table:table-row table:style-name="ro1">
          <table:table-cell office:value-type="string">
            <text:p>esh</text:p>
          </table:table-cell>
          <table:table-cell office:value-type="float" office:value="1984">
            <text:p>1984</text:p>
          </table:table-cell>
          <table:table-cell office:value-type="string">
            <text:p>ESRB - E (Everyone)</text:p>
          </table:table-cell>
          <table:table-cell office:value-type="string">
            <text:p>Esh's Arunmilla</text:p>
          </table:table-cell>
          <table:table-cell table:number-columns-repeated="2" office:value-type="string">
            <text:p>Funai</text:p>
          </table:table-cell>
          <table:table-cell office:value-type="string">
            <text:p>Adventure</text:p>
          </table:table-cell>
          <table:table-cell office:value-type="string">
            <text:p>3.8</text:p>
          </table:table-cell>
          <table:table-cell office:value-type="string">
            <text:p>1-2 Players</text:p>
          </table:table-cell>
          <table:table-cell office:value-type="string">
            <text:p>you play Don Davis, a sword-wielding space warrior. His quest is to rescue Princess Sindy, defeat the evil Emperor Esh and save the Orion universe from the emperor's tyranny. Game Play This title has a few areas that have different deaths that can be seen if your move is made too soon or too late!</text:p>
          </table:table-cell>
          <table:table-cell table:style-name="Default" table:formula="of:=CONCATENATE(&quot;&lt;game name=&quot;;CHAR(34);[.A8];CHAR(34);&quot;&gt; &lt;year&gt;&quot;;[.B8];&quot;&lt;/year&gt; &lt;rating&gt;&quot;;[.C8];&quot;&lt;/rating&gt; &lt;title&gt;&quot;;[.D8];&quot;&lt;/title&gt; &lt;pub&gt;&quot;;[.E8];&quot;&lt;/pub&gt; &lt;dev&gt;&quot;;[.F8];&quot;&lt;/dev&gt; &lt;genre&gt;&quot;;[.G8];&quot;&lt;/genre&gt; &lt;score&gt;&quot;;[.H8];&quot;&lt;/score&gt; &lt;player&gt;&quot;;[.I8];&quot;&lt;/player&gt; &lt;story&gt;&quot;;[.J8];&quot;&lt;/story&gt; &lt;/game&gt;&quot;)" office:value-type="string" office:string-value="&lt;game name=&quot;esh&quot;&gt; &lt;year&gt;1984&lt;/year&gt; &lt;rating&gt;ESRB - E (Everyone)&lt;/rating&gt; &lt;title&gt;Esh's Arunmilla&lt;/title&gt; &lt;pub&gt;Funai&lt;/pub&gt; &lt;dev&gt;Funai&lt;/dev&gt; &lt;genre&gt;Adventure&lt;/genre&gt; &lt;score&gt;3.8&lt;/score&gt; &lt;player&gt;1-2 Players&lt;/player&gt; &lt;story&gt;you play Don Davis, a sword-wielding space warrior. His quest is to rescue Princess Sindy, defeat the evil Emperor Esh and save the Orion universe from the emperor's tyranny. Game Play This title has a few areas that have different deaths that can be seen if your move is made too soon or too late!&lt;/story&gt; &lt;/game&gt;">
            <text:p>&lt;game name="esh"&gt; &lt;year&gt;1984&lt;/year&gt; &lt;rating&gt;ESRB - E (Everyone)&lt;/rating&gt; &lt;title&gt;Esh's Arunmilla&lt;/title&gt; &lt;pub&gt;Funai&lt;/pub&gt; &lt;dev&gt;Funai&lt;/dev&gt; &lt;genre&gt;Adventure&lt;/genre&gt; &lt;score&gt;3.8&lt;/score&gt; &lt;player&gt;1-2 Players&lt;/player&gt; &lt;story&gt;you play Don Davis, a sword-wielding space warrior. His quest is to rescue Princess Sindy, defeat the evil Emperor Esh and save the Orion universe from the emperor's tyranny. Game Play This title has a few areas that have different deaths that can be seen if your move is made too soon or too late!&lt;/story&gt; &lt;/game&gt;</text:p>
          </table:table-cell>
          <table:table-cell table:number-columns-repeated="1012"/>
        </table:table-row>
        <table:table-row table:style-name="ro1">
          <table:table-cell office:value-type="string">
            <text:p>galaxy</text:p>
          </table:table-cell>
          <table:table-cell office:value-type="float" office:value="1983">
            <text:p>1983</text:p>
          </table:table-cell>
          <table:table-cell office:value-type="string">
            <text:p>ESRB - E (Everyone)</text:p>
          </table:table-cell>
          <table:table-cell office:value-type="string">
            <text:p>Galaxy Ranger</text:p>
          </table:table-cell>
          <table:table-cell office:value-type="string">
            <text:p>Bally Midway</text:p>
          </table:table-cell>
          <table:table-cell office:value-type="string">
            <text:p>Sega</text:p>
          </table:table-cell>
          <table:table-cell office:value-type="string">
            <text:p>Shoot-'Em-Up</text:p>
          </table:table-cell>
          <table:table-cell office:value-type="string">
            <text:p>2.9</text:p>
          </table:table-cell>
          <table:table-cell office:value-type="string">
            <text:p>1 Player</text:p>
          </table:table-cell>
          <table:table-cell office:value-type="string">
            <text:p>The game is divided into different waves. At the end of a wave there is a command ship which must be destroyed. Some waves required the player to maneuver their fighter through a trench while trying to destroy enemy fighters. With each successive wave the enemy fighters became more aggressive and accurate with their shots.The first 60 seconds of game play are penalty free, meaning that your fighter can be repeatedly destroyed without the game ending. After 60 seconds, if the player is destroyed, the game is over unless an extra ship was earned. The enemy fighters are all laser disc generated along with the backgrounds, except for the mines. Enemy fighters shots are computer generated and come from the fighters as they move around the screen. Results in a greater interactivity of the laser disc video and makes game play less linear.</text:p>
          </table:table-cell>
          <table:table-cell table:style-name="Default" table:formula="of:=CONCATENATE(&quot;&lt;game name=&quot;;CHAR(34);[.A9];CHAR(34);&quot;&gt; &lt;year&gt;&quot;;[.B9];&quot;&lt;/year&gt; &lt;rating&gt;&quot;;[.C9];&quot;&lt;/rating&gt; &lt;title&gt;&quot;;[.D9];&quot;&lt;/title&gt; &lt;pub&gt;&quot;;[.E9];&quot;&lt;/pub&gt; &lt;dev&gt;&quot;;[.F9];&quot;&lt;/dev&gt; &lt;genre&gt;&quot;;[.G9];&quot;&lt;/genre&gt; &lt;score&gt;&quot;;[.H9];&quot;&lt;/score&gt; &lt;player&gt;&quot;;[.I9];&quot;&lt;/player&gt; &lt;story&gt;&quot;;[.J9];&quot;&lt;/story&gt; &lt;/game&gt;&quot;)" office:value-type="string" office:string-value="&lt;game name=&quot;galaxy&quot;&gt; &lt;year&gt;1983&lt;/year&gt; &lt;rating&gt;ESRB - E (Everyone)&lt;/rating&gt; &lt;title&gt;Galaxy Ranger&lt;/title&gt; &lt;pub&gt;Bally Midway&lt;/pub&gt; &lt;dev&gt;Sega&lt;/dev&gt; &lt;genre&gt;Shoot-'Em-Up&lt;/genre&gt; &lt;score&gt;2.9&lt;/score&gt; &lt;player&gt;1 Player&lt;/player&gt; &lt;story&gt;The game is divided into different waves. At the end of a wave there is a command ship which must be destroyed. Some waves required the player to maneuver their fighter through a trench while trying to destroy enemy fighters. With each successive wave the enemy fighters became more aggressive and accurate with their shots.The first 60 seconds of game play are penalty free, meaning that your fighter can be repeatedly destroyed without the game ending. After 60 seconds, if the player is destroyed, the game is over unless an extra ship was earned. The enemy fighters are all laser disc generated along with the backgrounds, except for the mines. Enemy fighters shots are computer generated and come from the fighters as they move around the screen. Results in a greater interactivity of the laser disc video and makes game play less linear.&lt;/story&gt; &lt;/game&gt;">
            <text:p>&lt;game name="galaxy"&gt; &lt;year&gt;1983&lt;/year&gt; &lt;rating&gt;ESRB - E (Everyone)&lt;/rating&gt; &lt;title&gt;Galaxy Ranger&lt;/title&gt; &lt;pub&gt;Bally Midway&lt;/pub&gt; &lt;dev&gt;Sega&lt;/dev&gt; &lt;genre&gt;Shoot-'Em-Up&lt;/genre&gt; &lt;score&gt;2.9&lt;/score&gt; &lt;player&gt;1 Player&lt;/player&gt; &lt;story&gt;The game is divided into different waves. At the end of a wave there is a command ship which must be destroyed. Some waves required the player to maneuver their fighter through a trench while trying to destroy enemy fighters. With each successive wave the enemy fighters became more aggressive and accurate with their shots.The first 60 seconds of game play are penalty free, meaning that your fighter can be repeatedly destroyed without the game ending. After 60 seconds, if the player is destroyed, the game is over unless an extra ship was earned. The enemy fighters are all laser disc generated along with the backgrounds, except for the mines. Enemy fighters shots are computer generated and come from the fighters as they move around the screen. Results in a greater interactivity of the laser disc video and makes game play less linear.&lt;/story&gt; &lt;/game&gt;</text:p>
          </table:table-cell>
          <table:table-cell table:number-columns-repeated="1012"/>
        </table:table-row>
        <table:table-row table:style-name="ro1">
          <table:table-cell office:value-type="string">
            <text:p>gpworld</text:p>
          </table:table-cell>
          <table:table-cell office:value-type="float" office:value="1984">
            <text:p>1984</text:p>
          </table:table-cell>
          <table:table-cell office:value-type="string">
            <text:p>ESRB - E (Everyone)</text:p>
          </table:table-cell>
          <table:table-cell office:value-type="string">
            <text:p>GP World</text:p>
          </table:table-cell>
          <table:table-cell office:value-type="string">
            <text:p>Bally Midway</text:p>
          </table:table-cell>
          <table:table-cell office:value-type="string">
            <text:p>Sega</text:p>
          </table:table-cell>
          <table:table-cell office:value-type="string">
            <text:p>Driving</text:p>
          </table:table-cell>
          <table:table-cell office:value-type="string">
            <text:p>2.5</text:p>
          </table:table-cell>
          <table:table-cell office:value-type="string">
            <text:p>1-2 Players</text:p>
          </table:table-cell>
          <table:table-cell office:value-type="string">
            <text:p>GP World has a simple premise: the player must race against the clock and computer-controlled Formula 1 opponents in a series of races. Along the way, the player will earn points to upgrade various aspects of his machine, including acceleration, top speed and handling. The game also includes a track editor, which allows players to create their own courses.</text:p>
          </table:table-cell>
          <table:table-cell table:style-name="Default" table:formula="of:=CONCATENATE(&quot;&lt;game name=&quot;;CHAR(34);[.A10];CHAR(34);&quot;&gt; &lt;year&gt;&quot;;[.B10];&quot;&lt;/year&gt; &lt;rating&gt;&quot;;[.C10];&quot;&lt;/rating&gt; &lt;title&gt;&quot;;[.D10];&quot;&lt;/title&gt; &lt;pub&gt;&quot;;[.E10];&quot;&lt;/pub&gt; &lt;dev&gt;&quot;;[.F10];&quot;&lt;/dev&gt; &lt;genre&gt;&quot;;[.G10];&quot;&lt;/genre&gt; &lt;score&gt;&quot;;[.H10];&quot;&lt;/score&gt; &lt;player&gt;&quot;;[.I10];&quot;&lt;/player&gt; &lt;story&gt;&quot;;[.J10];&quot;&lt;/story&gt; &lt;/game&gt;&quot;)" office:value-type="string" office:string-value="&lt;game name=&quot;gpworld&quot;&gt; &lt;year&gt;1984&lt;/year&gt; &lt;rating&gt;ESRB - E (Everyone)&lt;/rating&gt; &lt;title&gt;GP World&lt;/title&gt; &lt;pub&gt;Bally Midway&lt;/pub&gt; &lt;dev&gt;Sega&lt;/dev&gt; &lt;genre&gt;Driving&lt;/genre&gt; &lt;score&gt;2.5&lt;/score&gt; &lt;player&gt;1-2 Players&lt;/player&gt; &lt;story&gt;GP World has a simple premise: the player must race against the clock and computer-controlled Formula 1 opponents in a series of races. Along the way, the player will earn points to upgrade various aspects of his machine, including acceleration, top speed and handling. The game also includes a track editor, which allows players to create their own courses.&lt;/story&gt; &lt;/game&gt;">
            <text:p>&lt;game name="gpworld"&gt; &lt;year&gt;1984&lt;/year&gt; &lt;rating&gt;ESRB - E (Everyone)&lt;/rating&gt; &lt;title&gt;GP World&lt;/title&gt; &lt;pub&gt;Bally Midway&lt;/pub&gt; &lt;dev&gt;Sega&lt;/dev&gt; &lt;genre&gt;Driving&lt;/genre&gt; &lt;score&gt;2.5&lt;/score&gt; &lt;player&gt;1-2 Players&lt;/player&gt; &lt;story&gt;GP World has a simple premise: the player must race against the clock and computer-controlled Formula 1 opponents in a series of races. Along the way, the player will earn points to upgrade various aspects of his machine, including acceleration, top speed and handling. The game also includes a track editor, which allows players to create their own courses.&lt;/story&gt; &lt;/game&gt;</text:p>
          </table:table-cell>
          <table:table-cell table:number-columns-repeated="1012"/>
        </table:table-row>
        <table:table-row table:style-name="ro1">
          <table:table-cell office:value-type="string">
            <text:p>interstellar</text:p>
          </table:table-cell>
          <table:table-cell office:value-type="float" office:value="1983">
            <text:p>1983</text:p>
          </table:table-cell>
          <table:table-cell office:value-type="string">
            <text:p>ESRB - E (Everyone)</text:p>
          </table:table-cell>
          <table:table-cell office:value-type="string">
            <text:p>Interstellar</text:p>
          </table:table-cell>
          <table:table-cell table:number-columns-repeated="2" office:value-type="string">
            <text:p>Funai</text:p>
          </table:table-cell>
          <table:table-cell office:value-type="string">
            <text:p>Shoot-'Em-Up</text:p>
          </table:table-cell>
          <table:table-cell office:value-type="string">
            <text:p>3.2</text:p>
          </table:table-cell>
          <table:table-cell office:value-type="string">
            <text:p>1 Player</text:p>
          </table:table-cell>
          <table:table-cell office:value-type="string">
            <text:p>You are Frald Rancer and control a space ship which must journey from your home planet to outer space to defeat enemy invaders. Once all the enemies are defeated then return home. The game moves in a forward direction where the screen objects move towards and down to the player. Approaching enemy ships are small, in the distance, and become larger and move faster as they approach the player. The player controls a fighter at the bottom of the screen, which can only move from side to side. Shots can be fired at a diagonal, as well as straight, by twisting the joystick from side to side. At certain stages, ground targets will appear and can be destroyed by using the "Burn" button. The laser disc generated backgrounds are largely non-interactive during game play. They form the backgrounds on which the game is played on. Scenes do work in with the backgrounds, however that is the extent. Some backgrounds appear as they should have elements of interactively, however, were not used in the release of the game. These include scenes where the player is going through an asteroid field and asteroids fly towards the player. Another scene is in the crystal caverns, where there are many obstacles which could have been made to be avoided. These are only two of many scenes which could have had interactive elements. The game may have been decided to have been too hard to play with these background obstacles and computer fighters to play. Hence removing the background interactively to make the game more playable. The game starts with the player in Frald Rancer's home city, then taking off into outer space via a fly-by of the city. The backgrounds are very Sci-Fi and are fantasy themed. They are very interesting, more so than the game. The music from the laser disc also complements the laser disc video very well and makes up for the sometimes annoying, computer generated sounds.</text:p>
          </table:table-cell>
          <table:table-cell table:style-name="Default" table:formula="of:=CONCATENATE(&quot;&lt;game name=&quot;;CHAR(34);[.A11];CHAR(34);&quot;&gt; &lt;year&gt;&quot;;[.B11];&quot;&lt;/year&gt; &lt;rating&gt;&quot;;[.C11];&quot;&lt;/rating&gt; &lt;title&gt;&quot;;[.D11];&quot;&lt;/title&gt; &lt;pub&gt;&quot;;[.E11];&quot;&lt;/pub&gt; &lt;dev&gt;&quot;;[.F11];&quot;&lt;/dev&gt; &lt;genre&gt;&quot;;[.G11];&quot;&lt;/genre&gt; &lt;score&gt;&quot;;[.H11];&quot;&lt;/score&gt; &lt;player&gt;&quot;;[.I11];&quot;&lt;/player&gt; &lt;story&gt;&quot;;[.J11];&quot;&lt;/story&gt; &lt;/game&gt;&quot;)" office:value-type="string" office:string-value="&lt;game name=&quot;interstellar&quot;&gt; &lt;year&gt;1983&lt;/year&gt; &lt;rating&gt;ESRB - E (Everyone)&lt;/rating&gt; &lt;title&gt;Interstellar&lt;/title&gt; &lt;pub&gt;Funai&lt;/pub&gt; &lt;dev&gt;Funai&lt;/dev&gt; &lt;genre&gt;Shoot-'Em-Up&lt;/genre&gt; &lt;score&gt;3.2&lt;/score&gt; &lt;player&gt;1 Player&lt;/player&gt; &lt;story&gt;You are Frald Rancer and control a space ship which must journey from your home planet to outer space to defeat enemy invaders. Once all the enemies are defeated then return home. The game moves in a forward direction where the screen objects move towards and down to the player. Approaching enemy ships are small, in the distance, and become larger and move faster as they approach the player. The player controls a fighter at the bottom of the screen, which can only move from side to side. Shots can be fired at a diagonal, as well as straight, by twisting the joystick from side to side. At certain stages, ground targets will appear and can be destroyed by using the &quot;Burn&quot; button. The laser disc generated backgrounds are largely non-interactive during game play. They form the backgrounds on which the game is played on. Scenes do work in with the backgrounds, however that is the extent. Some backgrounds appear as they should have elements of interactively, however, were not used in the release of the game. These include scenes where the player is going through an asteroid field and asteroids fly towards the player. Another scene is in the crystal caverns, where there are many obstacles which could have been made to be avoided. These are only two of many scenes which could have had interactive elements. The game may have been decided to have been too hard to play with these background obstacles and computer fighters to play. Hence removing the background interactively to make the game more playable. The game starts with the player in Frald Rancer's home city, then taking off into outer space via a fly-by of the city. The backgrounds are very Sci-Fi and are fantasy themed. They are very interesting, more so than the game. The music from the laser disc also complements the laser disc video very well and makes up for the sometimes annoying, computer generated sounds.&lt;/story&gt; &lt;/game&gt;">
            <text:p>&lt;game name="interstellar"&gt; &lt;year&gt;1983&lt;/year&gt; &lt;rating&gt;ESRB - E (Everyone)&lt;/rating&gt; &lt;title&gt;Interstellar&lt;/title&gt; &lt;pub&gt;Funai&lt;/pub&gt; &lt;dev&gt;Funai&lt;/dev&gt; &lt;genre&gt;Shoot-'Em-Up&lt;/genre&gt; &lt;score&gt;3.2&lt;/score&gt; &lt;player&gt;1 Player&lt;/player&gt; &lt;story&gt;You are Frald Rancer and control a space ship which must journey from your home planet to outer space to defeat enemy invaders. Once all the enemies are defeated then return home. The game moves in a forward direction where the screen objects move towards and down to the player. Approaching enemy ships are small, in the distance, and become larger and move faster as they approach the player. The player controls a fighter at the bottom of the screen, which can only move from side to side. Shots can be fired at a diagonal, as well as straight, by twisting the joystick from side to side. At certain stages, ground targets will appear and can be destroyed by using the "Burn" button. The laser disc generated backgrounds are largely non-interactive during game play. They form the backgrounds on which the game is played on. Scenes do work in with the backgrounds, however that is the extent. Some backgrounds appear as they should have elements of interactively, however, were not used in the release of the game. These include scenes where the player is going through an asteroid field and asteroids fly towards the player. Another scene is in the crystal caverns, where there are many obstacles which could have been made to be avoided. These are only two of many scenes which could have had interactive elements. The game may have been decided to have been too hard to play with these background obstacles and computer fighters to play. Hence removing the background interactively to make the game more playable. The game starts with the player in Frald Rancer's home city, then taking off into outer space via a fly-by of the city. The backgrounds are very Sci-Fi and are fantasy themed. They are very interesting, more so than the game. The music from the laser disc also complements the laser disc video very well and makes up for the sometimes annoying, computer generated sounds.&lt;/story&gt; &lt;/game&gt;</text:p>
          </table:table-cell>
          <table:table-cell table:number-columns-repeated="1012"/>
        </table:table-row>
        <table:table-row table:style-name="ro1">
          <table:table-cell office:value-type="string">
            <text:p>mach3</text:p>
          </table:table-cell>
          <table:table-cell office:value-type="float" office:value="1983">
            <text:p>1983</text:p>
          </table:table-cell>
          <table:table-cell office:value-type="string">
            <text:p>ESRB - E (Everyone)</text:p>
          </table:table-cell>
          <table:table-cell office:value-type="string">
            <text:p>M.A.C.H. 3</text:p>
          </table:table-cell>
          <table:table-cell table:number-columns-repeated="2" office:value-type="string">
            <text:p>Mylstar</text:p>
          </table:table-cell>
          <table:table-cell office:value-type="string">
            <text:p>Flying</text:p>
          </table:table-cell>
          <table:table-cell office:value-type="string">
            <text:p>4.0</text:p>
          </table:table-cell>
          <table:table-cell office:value-type="string">
            <text:p>1 Player</text:p>
          </table:table-cell>
          <table:table-cell office:value-type="string">
            <text:p>Gamers have the choice to face off against enemy planes and ground targets as a fighter, or to fly at high altitude over arial targets as a bomber. Using an elaborate flight stick, they can fire a machine gun at the targets as well as launch missiles as they infiltrate the enemy landscape. Targets to be destroyed are surrounded by a computer generated yellow box. <text:s/>The fighter sequences are generally low-flying affairs as the player must avoid the scenery while blowing up ground targets and shooting oncoming enemy planes and missiles. Taking the other choice, the bomber drops its payload on ground targets and destroys enemy fighters with its machine gun fire. Players are warned of approaching planes by a red warning signal at the top of the screen. Since the enemy country seems to have had some kind of nuclear mishap, the game later provides radioactive clouds for players to avoid. If they can survive till the end, the game takes 15 minutes to complete with a finale airport landing. </text:p>
          </table:table-cell>
          <table:table-cell table:style-name="Default" table:formula="of:=CONCATENATE(&quot;&lt;game name=&quot;;CHAR(34);[.A12];CHAR(34);&quot;&gt; &lt;year&gt;&quot;;[.B12];&quot;&lt;/year&gt; &lt;rating&gt;&quot;;[.C12];&quot;&lt;/rating&gt; &lt;title&gt;&quot;;[.D12];&quot;&lt;/title&gt; &lt;pub&gt;&quot;;[.E12];&quot;&lt;/pub&gt; &lt;dev&gt;&quot;;[.F12];&quot;&lt;/dev&gt; &lt;genre&gt;&quot;;[.G12];&quot;&lt;/genre&gt; &lt;score&gt;&quot;;[.H12];&quot;&lt;/score&gt; &lt;player&gt;&quot;;[.I12];&quot;&lt;/player&gt; &lt;story&gt;&quot;;[.J12];&quot;&lt;/story&gt; &lt;/game&gt;&quot;)" office:value-type="string" office:string-value="&lt;game name=&quot;mach3&quot;&gt; &lt;year&gt;1983&lt;/year&gt; &lt;rating&gt;ESRB - E (Everyone)&lt;/rating&gt; &lt;title&gt;M.A.C.H. 3&lt;/title&gt; &lt;pub&gt;Mylstar&lt;/pub&gt; &lt;dev&gt;Mylstar&lt;/dev&gt; &lt;genre&gt;Flying&lt;/genre&gt; &lt;score&gt;4.0&lt;/score&gt; &lt;player&gt;1 Player&lt;/player&gt; &lt;story&gt;Gamers have the choice to face off against enemy planes and ground targets as a fighter, or to fly at high altitude over arial targets as a bomber. Using an elaborate flight stick, they can fire a machine gun at the targets as well as launch missiles as they infiltrate the enemy landscape. Targets to be destroyed are surrounded by a computer generated yellow box.  The fighter sequences are generally low-flying affairs as the player must avoid the scenery while blowing up ground targets and shooting oncoming enemy planes and missiles. Taking the other choice, the bomber drops its payload on ground targets and destroys enemy fighters with its machine gun fire. Players are warned of approaching planes by a red warning signal at the top of the screen. Since the enemy country seems to have had some kind of nuclear mishap, the game later provides radioactive clouds for players to avoid. If they can survive till the end, the game takes 15 minutes to complete with a finale airport landing. &lt;/story&gt; &lt;/game&gt;">
            <text:p>&lt;game name="mach3"&gt; &lt;year&gt;1983&lt;/year&gt; &lt;rating&gt;ESRB - E (Everyone)&lt;/rating&gt; &lt;title&gt;M.A.C.H. 3&lt;/title&gt; &lt;pub&gt;Mylstar&lt;/pub&gt; &lt;dev&gt;Mylstar&lt;/dev&gt; &lt;genre&gt;Flying&lt;/genre&gt; &lt;score&gt;4.0&lt;/score&gt; &lt;player&gt;1 Player&lt;/player&gt; &lt;story&gt;Gamers have the choice to face off against enemy planes and ground targets as a fighter, or to fly at high altitude over arial targets as a bomber. Using an elaborate flight stick, they can fire a machine gun at the targets as well as launch missiles as they infiltrate the enemy landscape. Targets to be destroyed are surrounded by a computer generated yellow box. <text:s/>The fighter sequences are generally low-flying affairs as the player must avoid the scenery while blowing up ground targets and shooting oncoming enemy planes and missiles. Taking the other choice, the bomber drops its payload on ground targets and destroys enemy fighters with its machine gun fire. Players are warned of approaching planes by a red warning signal at the top of the screen. Since the enemy country seems to have had some kind of nuclear mishap, the game later provides radioactive clouds for players to avoid. If they can survive till the end, the game takes 15 minutes to complete with a finale airport landing. &lt;/story&gt; &lt;/game&gt;</text:p>
          </table:table-cell>
          <table:table-cell table:number-columns-repeated="1012"/>
        </table:table-row>
        <table:table-row table:style-name="ro1">
          <table:table-cell office:value-type="string">
            <text:p>hayate</text:p>
          </table:table-cell>
          <table:table-cell office:value-type="float" office:value="1984">
            <text:p>1984</text:p>
          </table:table-cell>
          <table:table-cell office:value-type="string">
            <text:p>ESRB - T (Teen)</text:p>
          </table:table-cell>
          <table:table-cell office:value-type="string">
            <text:p>Ninja Hayate</text:p>
          </table:table-cell>
          <table:table-cell table:number-columns-repeated="2" office:value-type="string">
            <text:p>Taito</text:p>
          </table:table-cell>
          <table:table-cell office:value-type="string">
            <text:p>Adventure</text:p>
          </table:table-cell>
          <table:table-cell office:value-type="string">
            <text:p>3.5</text:p>
          </table:table-cell>
          <table:table-cell office:value-type="string">
            <text:p>1-2 Players</text:p>
          </table:table-cell>
          <table:table-cell office:value-type="string">
            <text:p>The game tells the story of a skilled and daring teenage ninja named Hayate, infiltrating an evil castle in an attempt to rescue a princess he loves.[3] Hayate must survive a collection of deathtraps and defeat a variety of mythological creatures and other adversaries on his quest to save the princess and destroy the castle. The game draws players to guide Hayate with a joystick for moving him around and one button for using weapons through 15 different stages that take place in feudal Japan-based areas. There are three difficulty levels. Like earlier laserdisc games such as Don Bluth's Dragon's Lair, Ninja Hayate contains traps and creatures that requires players to dodge or attack them at specific moments, by watching for the warning buzzer (like Dragon's Lair) in addition to flashing objects (e.g. arrows, buttons, light, etc.). If a player makes a mistake, one life decreases, and when players run out of lives, the game ends.Unlike Don Bluth's laserdisc games, Ninja Hayate is animated with anime drawings by Toei Animation. Another difference is that the game flashes the buttons that need to be pressed directly on the screen. Sometimes it also flashes multiple possible button presses on screen, indicating different paths that the player can take.</text:p>
          </table:table-cell>
          <table:table-cell table:style-name="Default" table:formula="of:=CONCATENATE(&quot;&lt;game name=&quot;;CHAR(34);[.A13];CHAR(34);&quot;&gt; &lt;year&gt;&quot;;[.B13];&quot;&lt;/year&gt; &lt;rating&gt;&quot;;[.C13];&quot;&lt;/rating&gt; &lt;title&gt;&quot;;[.D13];&quot;&lt;/title&gt; &lt;pub&gt;&quot;;[.E13];&quot;&lt;/pub&gt; &lt;dev&gt;&quot;;[.F13];&quot;&lt;/dev&gt; &lt;genre&gt;&quot;;[.G13];&quot;&lt;/genre&gt; &lt;score&gt;&quot;;[.H13];&quot;&lt;/score&gt; &lt;player&gt;&quot;;[.I13];&quot;&lt;/player&gt; &lt;story&gt;&quot;;[.J13];&quot;&lt;/story&gt; &lt;/game&gt;&quot;)" office:value-type="string" office:string-value="&lt;game name=&quot;hayate&quot;&gt; &lt;year&gt;1984&lt;/year&gt; &lt;rating&gt;ESRB - T (Teen)&lt;/rating&gt; &lt;title&gt;Ninja Hayate&lt;/title&gt; &lt;pub&gt;Taito&lt;/pub&gt; &lt;dev&gt;Taito&lt;/dev&gt; &lt;genre&gt;Adventure&lt;/genre&gt; &lt;score&gt;3.5&lt;/score&gt; &lt;player&gt;1-2 Players&lt;/player&gt; &lt;story&gt;The game tells the story of a skilled and daring teenage ninja named Hayate, infiltrating an evil castle in an attempt to rescue a princess he loves.[3] Hayate must survive a collection of deathtraps and defeat a variety of mythological creatures and other adversaries on his quest to save the princess and destroy the castle. The game draws players to guide Hayate with a joystick for moving him around and one button for using weapons through 15 different stages that take place in feudal Japan-based areas. There are three difficulty levels. Like earlier laserdisc games such as Don Bluth's Dragon's Lair, Ninja Hayate contains traps and creatures that requires players to dodge or attack them at specific moments, by watching for the warning buzzer (like Dragon's Lair) in addition to flashing objects (e.g. arrows, buttons, light, etc.). If a player makes a mistake, one life decreases, and when players run out of lives, the game ends.Unlike Don Bluth's laserdisc games, Ninja Hayate is animated with anime drawings by Toei Animation. Another difference is that the game flashes the buttons that need to be pressed directly on the screen. Sometimes it also flashes multiple possible button presses on screen, indicating different paths that the player can take.&lt;/story&gt; &lt;/game&gt;">
            <text:p>&lt;game name="hayate"&gt; &lt;year&gt;1984&lt;/year&gt; &lt;rating&gt;ESRB - T (Teen)&lt;/rating&gt; &lt;title&gt;Ninja Hayate&lt;/title&gt; &lt;pub&gt;Taito&lt;/pub&gt; &lt;dev&gt;Taito&lt;/dev&gt; &lt;genre&gt;Adventure&lt;/genre&gt; &lt;score&gt;3.5&lt;/score&gt; &lt;player&gt;1-2 Players&lt;/player&gt; &lt;story&gt;The game tells the story of a skilled and daring teenage ninja named Hayate, infiltrating an evil castle in an attempt to rescue a princess he loves.[3] Hayate must survive a collection of deathtraps and defeat a variety of mythological creatures and other adversaries on his quest to save the princess and destroy the castle. The game draws players to guide Hayate with a joystick for moving him around and one button for using weapons through 15 different stages that take place in feudal Japan-based areas. There are three difficulty levels. Like earlier laserdisc games such as Don Bluth's Dragon's Lair, Ninja Hayate contains traps and creatures that requires players to dodge or attack them at specific moments, by watching for the warning buzzer (like Dragon's Lair) in addition to flashing objects (e.g. arrows, buttons, light, etc.). If a player makes a mistake, one life decreases, and when players run out of lives, the game ends.Unlike Don Bluth's laserdisc games, Ninja Hayate is animated with anime drawings by Toei Animation. Another difference is that the game flashes the buttons that need to be pressed directly on the screen. Sometimes it also flashes multiple possible button presses on screen, indicating different paths that the player can take.&lt;/story&gt; &lt;/game&gt;</text:p>
          </table:table-cell>
          <table:table-cell table:number-columns-repeated="1012"/>
        </table:table-row>
        <table:table-row table:style-name="ro1">
          <table:table-cell office:value-type="string">
            <text:p>roadblaster</text:p>
          </table:table-cell>
          <table:table-cell office:value-type="float" office:value="1985">
            <text:p>1985</text:p>
          </table:table-cell>
          <table:table-cell office:value-type="string">
            <text:p>ESRB - E (Everyone)</text:p>
          </table:table-cell>
          <table:table-cell office:value-type="string">
            <text:p>Road Blaster</text:p>
          </table:table-cell>
          <table:table-cell table:number-columns-repeated="2" office:value-type="string">
            <text:p>Data East</text:p>
          </table:table-cell>
          <table:table-cell office:value-type="string">
            <text:p>Driving</text:p>
          </table:table-cell>
          <table:table-cell office:value-type="string">
            <text:p>3.7</text:p>
          </table:table-cell>
          <table:table-cell office:value-type="string">
            <text:p>1-2 Players</text:p>
          </table:table-cell>
          <table:table-cell office:value-type="string">
            <text:p>Road Blaster dates from the era when interactive movies (e.g. Dragon's Lair, Escape from Cybercity, Time Gal...) with film-quality graphics, but limited player movement, were highly popular.Players assume the role of an angry cop on a wild ride as he pursues a gang of bikers who killed his wife. Players need to race through oncoming traffic, squeeze between trucks, trash motorcycles and steer through lots of explosions. The only thing needed are quick reflexes to follow the instructions on the screen (with an increasing difficulty) in order to keep the animation going.The action is shown from a first-person view and fast-paced, while still maintaining smooth and detailed anime drawn graphics.</text:p>
          </table:table-cell>
          <table:table-cell table:style-name="Default" table:formula="of:=CONCATENATE(&quot;&lt;game name=&quot;;CHAR(34);[.A14];CHAR(34);&quot;&gt; &lt;year&gt;&quot;;[.B14];&quot;&lt;/year&gt; &lt;rating&gt;&quot;;[.C14];&quot;&lt;/rating&gt; &lt;title&gt;&quot;;[.D14];&quot;&lt;/title&gt; &lt;pub&gt;&quot;;[.E14];&quot;&lt;/pub&gt; &lt;dev&gt;&quot;;[.F14];&quot;&lt;/dev&gt; &lt;genre&gt;&quot;;[.G14];&quot;&lt;/genre&gt; &lt;score&gt;&quot;;[.H14];&quot;&lt;/score&gt; &lt;player&gt;&quot;;[.I14];&quot;&lt;/player&gt; &lt;story&gt;&quot;;[.J14];&quot;&lt;/story&gt; &lt;/game&gt;&quot;)" office:value-type="string" office:string-value="&lt;game name=&quot;roadblaster&quot;&gt; &lt;year&gt;1985&lt;/year&gt; &lt;rating&gt;ESRB - E (Everyone)&lt;/rating&gt; &lt;title&gt;Road Blaster&lt;/title&gt; &lt;pub&gt;Data East&lt;/pub&gt; &lt;dev&gt;Data East&lt;/dev&gt; &lt;genre&gt;Driving&lt;/genre&gt; &lt;score&gt;3.7&lt;/score&gt; &lt;player&gt;1-2 Players&lt;/player&gt; &lt;story&gt;Road Blaster dates from the era when interactive movies (e.g. Dragon's Lair, Escape from Cybercity, Time Gal...) with film-quality graphics, but limited player movement, were highly popular.Players assume the role of an angry cop on a wild ride as he pursues a gang of bikers who killed his wife. Players need to race through oncoming traffic, squeeze between trucks, trash motorcycles and steer through lots of explosions. The only thing needed are quick reflexes to follow the instructions on the screen (with an increasing difficulty) in order to keep the animation going.The action is shown from a first-person view and fast-paced, while still maintaining smooth and detailed anime drawn graphics.&lt;/story&gt; &lt;/game&gt;">
            <text:p>&lt;game name="roadblaster"&gt; &lt;year&gt;1985&lt;/year&gt; &lt;rating&gt;ESRB - E (Everyone)&lt;/rating&gt; &lt;title&gt;Road Blaster&lt;/title&gt; &lt;pub&gt;Data East&lt;/pub&gt; &lt;dev&gt;Data East&lt;/dev&gt; &lt;genre&gt;Driving&lt;/genre&gt; &lt;score&gt;3.7&lt;/score&gt; &lt;player&gt;1-2 Players&lt;/player&gt; &lt;story&gt;Road Blaster dates from the era when interactive movies (e.g. Dragon's Lair, Escape from Cybercity, Time Gal...) with film-quality graphics, but limited player movement, were highly popular.Players assume the role of an angry cop on a wild ride as he pursues a gang of bikers who killed his wife. Players need to race through oncoming traffic, squeeze between trucks, trash motorcycles and steer through lots of explosions. The only thing needed are quick reflexes to follow the instructions on the screen (with an increasing difficulty) in order to keep the animation going.The action is shown from a first-person view and fast-paced, while still maintaining smooth and detailed anime drawn graphics.&lt;/story&gt; &lt;/game&gt;</text:p>
          </table:table-cell>
          <table:table-cell table:number-columns-repeated="1012"/>
        </table:table-row>
        <table:table-row table:style-name="ro1">
          <table:table-cell office:value-type="string">
            <text:p>ace</text:p>
          </table:table-cell>
          <table:table-cell office:value-type="float" office:value="1984">
            <text:p>1984</text:p>
          </table:table-cell>
          <table:table-cell office:value-type="string">
            <text:p>ESRB - E (Everyone)</text:p>
          </table:table-cell>
          <table:table-cell office:value-type="string">
            <text:p>Space Ace</text:p>
          </table:table-cell>
          <table:table-cell office:value-type="string">
            <text:p>Cinematronics</text:p>
          </table:table-cell>
          <table:table-cell office:value-type="string">
            <text:p>Advanced Microcomputer Systems</text:p>
          </table:table-cell>
          <table:table-cell office:value-type="string">
            <text:p>Adventure</text:p>
          </table:table-cell>
          <table:table-cell office:value-type="string">
            <text:p>3.5</text:p>
          </table:table-cell>
          <table:table-cell office:value-type="string">
            <text:p>1-2 Players</text:p>
          </table:table-cell>
          <table:table-cell office:value-type="string">
            <text:p>The object of the game is not only to rescue Kimberly, but also help Dexter regain his manhood by becoming Ace again, destroying the Infanto Ray, defeating Borf and saving the Earth. As you journey through outer space on this perilous quest, you will encounter all kinds of dangers with enemy spaceships, alien creatures and other nemesis.You make all the decisions on the game as you direct either Dexter or Ace with the joystick depending where you are at. The button does not only make Dexter or Ace fire his blaster, but it can also transform Dexter into Ace at certain parts of the game whenever the word "Energize" appears on the screen, but that is only if you choose to do so.If you make it to the end of the game, Dexter will be Ace again for good, he and Kimberly will be reunited, Borf will be turned into a baby by his own weapon (now destroyed) and the Earth will be safe. Afterwards, the game ends. Contrary to popular belief, both Dragon's Lair and Space Ace did contain diagonal movements. In some cases, these movements were simply the combination of two acceptable moves, while in other cases the diagonal move was distinct (for example, during the whirlpool segment in Dragon's Lair moving right or left is acceptable, moving diagonal up-right or up-left is acceptable, but simply moving up results in death). In all cases, the diagonal moves were optional, and there was always a 4-way alternative. The '91 re-release of Space Ace contained some diagonal moves that were required.</text:p>
          </table:table-cell>
          <table:table-cell table:style-name="Default" table:formula="of:=CONCATENATE(&quot;&lt;game name=&quot;;CHAR(34);[.A15];CHAR(34);&quot;&gt; &lt;year&gt;&quot;;[.B15];&quot;&lt;/year&gt; &lt;rating&gt;&quot;;[.C15];&quot;&lt;/rating&gt; &lt;title&gt;&quot;;[.D15];&quot;&lt;/title&gt; &lt;pub&gt;&quot;;[.E15];&quot;&lt;/pub&gt; &lt;dev&gt;&quot;;[.F15];&quot;&lt;/dev&gt; &lt;genre&gt;&quot;;[.G15];&quot;&lt;/genre&gt; &lt;score&gt;&quot;;[.H15];&quot;&lt;/score&gt; &lt;player&gt;&quot;;[.I15];&quot;&lt;/player&gt; &lt;story&gt;&quot;;[.J15];&quot;&lt;/story&gt; &lt;/game&gt;&quot;)" office:value-type="string" office:string-value="&lt;game name=&quot;ace&quot;&gt; &lt;year&gt;1984&lt;/year&gt; &lt;rating&gt;ESRB - E (Everyone)&lt;/rating&gt; &lt;title&gt;Space Ace&lt;/title&gt; &lt;pub&gt;Cinematronics&lt;/pub&gt; &lt;dev&gt;Advanced Microcomputer Systems&lt;/dev&gt; &lt;genre&gt;Adventure&lt;/genre&gt; &lt;score&gt;3.5&lt;/score&gt; &lt;player&gt;1-2 Players&lt;/player&gt; &lt;story&gt;The object of the game is not only to rescue Kimberly, but also help Dexter regain his manhood by becoming Ace again, destroying the Infanto Ray, defeating Borf and saving the Earth. As you journey through outer space on this perilous quest, you will encounter all kinds of dangers with enemy spaceships, alien creatures and other nemesis.You make all the decisions on the game as you direct either Dexter or Ace with the joystick depending where you are at. The button does not only make Dexter or Ace fire his blaster, but it can also transform Dexter into Ace at certain parts of the game whenever the word &quot;Energize&quot; appears on the screen, but that is only if you choose to do so.If you make it to the end of the game, Dexter will be Ace again for good, he and Kimberly will be reunited, Borf will be turned into a baby by his own weapon (now destroyed) and the Earth will be safe. Afterwards, the game ends. Contrary to popular belief, both Dragon's Lair and Space Ace did contain diagonal movements. In some cases, these movements were simply the combination of two acceptable moves, while in other cases the diagonal move was distinct (for example, during the whirlpool segment in Dragon's Lair moving right or left is acceptable, moving diagonal up-right or up-left is acceptable, but simply moving up results in death). In all cases, the diagonal moves were optional, and there was always a 4-way alternative. The '91 re-release of Space Ace contained some diagonal moves that were required.&lt;/story&gt; &lt;/game&gt;">
            <text:p>&lt;game name="ace"&gt; &lt;year&gt;1984&lt;/year&gt; &lt;rating&gt;ESRB - E (Everyone)&lt;/rating&gt; &lt;title&gt;Space Ace&lt;/title&gt; &lt;pub&gt;Cinematronics&lt;/pub&gt; &lt;dev&gt;Advanced Microcomputer Systems&lt;/dev&gt; &lt;genre&gt;Adventure&lt;/genre&gt; &lt;score&gt;3.5&lt;/score&gt; &lt;player&gt;1-2 Players&lt;/player&gt; &lt;story&gt;The object of the game is not only to rescue Kimberly, but also help Dexter regain his manhood by becoming Ace again, destroying the Infanto Ray, defeating Borf and saving the Earth. As you journey through outer space on this perilous quest, you will encounter all kinds of dangers with enemy spaceships, alien creatures and other nemesis.You make all the decisions on the game as you direct either Dexter or Ace with the joystick depending where you are at. The button does not only make Dexter or Ace fire his blaster, but it can also transform Dexter into Ace at certain parts of the game whenever the word "Energize" appears on the screen, but that is only if you choose to do so.If you make it to the end of the game, Dexter will be Ace again for good, he and Kimberly will be reunited, Borf will be turned into a baby by his own weapon (now destroyed) and the Earth will be safe. Afterwards, the game ends. Contrary to popular belief, both Dragon's Lair and Space Ace did contain diagonal movements. In some cases, these movements were simply the combination of two acceptable moves, while in other cases the diagonal move was distinct (for example, during the whirlpool segment in Dragon's Lair moving right or left is acceptable, moving diagonal up-right or up-left is acceptable, but simply moving up results in death). In all cases, the diagonal moves were optional, and there was always a 4-way alternative. The '91 re-release of Space Ace contained some diagonal moves that were required.&lt;/story&gt; &lt;/game&gt;</text:p>
          </table:table-cell>
          <table:table-cell table:number-columns-repeated="1012"/>
        </table:table-row>
        <table:table-row table:style-name="ro1">
          <table:table-cell office:value-type="string">
            <text:p>sdq</text:p>
          </table:table-cell>
          <table:table-cell office:value-type="float" office:value="1984">
            <text:p>1984</text:p>
          </table:table-cell>
          <table:table-cell office:value-type="string">
            <text:p>ESRB - E (Everyone)</text:p>
          </table:table-cell>
          <table:table-cell office:value-type="string">
            <text:p>Super Don Quix-Ote</text:p>
          </table:table-cell>
          <table:table-cell table:number-columns-repeated="2" office:value-type="string">
            <text:p>Universal</text:p>
          </table:table-cell>
          <table:table-cell office:value-type="string">
            <text:p>Adventure</text:p>
          </table:table-cell>
          <table:table-cell office:value-type="string">
            <text:p>3.5</text:p>
          </table:table-cell>
          <table:table-cell office:value-type="string">
            <text:p>1-2 Players</text:p>
          </table:table-cell>
          <table:table-cell office:value-type="string">
            <text:p>A witch steals your girlfriend, Isabella, and you, the heroic knight Don Quixote, must rescue her. You travel through odd rooms and outside scenes all animated with your mighty sword and your sidekick Sancho Panza who does nothing on your quest to kill the witch and rescue Isabella. Game Introduction The idea for this animated laserdisc game comes from the movies and novels about Don Quixote, the legendary Spanish knight. In this game, the character looks very young and does not have a mustache. Also, he has a sword for a weapon and his faithful sidekick Sancho Panza follows him around although he does nothing to assist the hero. An assortment of mythical creatures including demons, dragons, skeletons and so on are encountered throughout the game. The game ends when Don Quixote kills the evil witch and rescues Isabella.</text:p>
          </table:table-cell>
          <table:table-cell table:style-name="Default" table:formula="of:=CONCATENATE(&quot;&lt;game name=&quot;;CHAR(34);[.A16];CHAR(34);&quot;&gt; &lt;year&gt;&quot;;[.B16];&quot;&lt;/year&gt; &lt;rating&gt;&quot;;[.C16];&quot;&lt;/rating&gt; &lt;title&gt;&quot;;[.D16];&quot;&lt;/title&gt; &lt;pub&gt;&quot;;[.E16];&quot;&lt;/pub&gt; &lt;dev&gt;&quot;;[.F16];&quot;&lt;/dev&gt; &lt;genre&gt;&quot;;[.G16];&quot;&lt;/genre&gt; &lt;score&gt;&quot;;[.H16];&quot;&lt;/score&gt; &lt;player&gt;&quot;;[.I16];&quot;&lt;/player&gt; &lt;story&gt;&quot;;[.J16];&quot;&lt;/story&gt; &lt;/game&gt;&quot;)" office:value-type="string" office:string-value="&lt;game name=&quot;sdq&quot;&gt; &lt;year&gt;1984&lt;/year&gt; &lt;rating&gt;ESRB - E (Everyone)&lt;/rating&gt; &lt;title&gt;Super Don Quix-Ote&lt;/title&gt; &lt;pub&gt;Universal&lt;/pub&gt; &lt;dev&gt;Universal&lt;/dev&gt; &lt;genre&gt;Adventure&lt;/genre&gt; &lt;score&gt;3.5&lt;/score&gt; &lt;player&gt;1-2 Players&lt;/player&gt; &lt;story&gt;A witch steals your girlfriend, Isabella, and you, the heroic knight Don Quixote, must rescue her. You travel through odd rooms and outside scenes all animated with your mighty sword and your sidekick Sancho Panza who does nothing on your quest to kill the witch and rescue Isabella. Game Introduction The idea for this animated laserdisc game comes from the movies and novels about Don Quixote, the legendary Spanish knight. In this game, the character looks very young and does not have a mustache. Also, he has a sword for a weapon and his faithful sidekick Sancho Panza follows him around although he does nothing to assist the hero. An assortment of mythical creatures including demons, dragons, skeletons and so on are encountered throughout the game. The game ends when Don Quixote kills the evil witch and rescues Isabella.&lt;/story&gt; &lt;/game&gt;">
            <text:p>&lt;game name="sdq"&gt; &lt;year&gt;1984&lt;/year&gt; &lt;rating&gt;ESRB - E (Everyone)&lt;/rating&gt; &lt;title&gt;Super Don Quix-Ote&lt;/title&gt; &lt;pub&gt;Universal&lt;/pub&gt; &lt;dev&gt;Universal&lt;/dev&gt; &lt;genre&gt;Adventure&lt;/genre&gt; &lt;score&gt;3.5&lt;/score&gt; &lt;player&gt;1-2 Players&lt;/player&gt; &lt;story&gt;A witch steals your girlfriend, Isabella, and you, the heroic knight Don Quixote, must rescue her. You travel through odd rooms and outside scenes all animated with your mighty sword and your sidekick Sancho Panza who does nothing on your quest to kill the witch and rescue Isabella. Game Introduction The idea for this animated laserdisc game comes from the movies and novels about Don Quixote, the legendary Spanish knight. In this game, the character looks very young and does not have a mustache. Also, he has a sword for a weapon and his faithful sidekick Sancho Panza follows him around although he does nothing to assist the hero. An assortment of mythical creatures including demons, dragons, skeletons and so on are encountered throughout the game. The game ends when Don Quixote kills the evil witch and rescues Isabella.&lt;/story&gt; &lt;/game&gt;</text:p>
          </table:table-cell>
          <table:table-cell table:number-columns-repeated="1012"/>
        </table:table-row>
        <table:table-row table:style-name="ro1">
          <table:table-cell office:value-type="string">
            <text:p>tq</text:p>
          </table:table-cell>
          <table:table-cell office:value-type="float" office:value="1984">
            <text:p>1984</text:p>
          </table:table-cell>
          <table:table-cell office:value-type="string">
            <text:p>ESRB - E (Everyone)</text:p>
          </table:table-cell>
          <table:table-cell office:value-type="string">
            <text:p>Thayer's Quest</text:p>
          </table:table-cell>
          <table:table-cell table:number-columns-repeated="2" office:value-type="string">
            <text:p>RDI Video Systems</text:p>
          </table:table-cell>
          <table:table-cell office:value-type="string">
            <text:p>Adventure</text:p>
          </table:table-cell>
          <table:table-cell table:style-name="ce2" office:value-type="string">
            <text:p>3.8</text:p>
          </table:table-cell>
          <table:table-cell office:value-type="string">
            <text:p>1 Player</text:p>
          </table:table-cell>
          <table:table-cell office:value-type="string">
            <text:p>Thayer Alconred, last of the bloodline of the Elder Kings, searches five kingdoms in search of five relics which combine to form the Hand of Quoid. Thayer's adversary, Sorsabal The Twisted assisted by his henchman, The Black Magician, seeks to use the Hand's power to take control of the land.</text:p>
          </table:table-cell>
          <table:table-cell table:style-name="Default" table:formula="of:=CONCATENATE(&quot;&lt;game name=&quot;;CHAR(34);[.A17];CHAR(34);&quot;&gt; &lt;year&gt;&quot;;[.B17];&quot;&lt;/year&gt; &lt;rating&gt;&quot;;[.C17];&quot;&lt;/rating&gt; &lt;title&gt;&quot;;[.D17];&quot;&lt;/title&gt; &lt;pub&gt;&quot;;[.E17];&quot;&lt;/pub&gt; &lt;dev&gt;&quot;;[.F17];&quot;&lt;/dev&gt; &lt;genre&gt;&quot;;[.G17];&quot;&lt;/genre&gt; &lt;score&gt;&quot;;[.H17];&quot;&lt;/score&gt; &lt;player&gt;&quot;;[.I17];&quot;&lt;/player&gt; &lt;story&gt;&quot;;[.J17];&quot;&lt;/story&gt; &lt;/game&gt;&quot;)" office:value-type="string" office:string-value="&lt;game name=&quot;tq&quot;&gt; &lt;year&gt;1984&lt;/year&gt; &lt;rating&gt;ESRB - E (Everyone)&lt;/rating&gt; &lt;title&gt;Thayer's Quest&lt;/title&gt; &lt;pub&gt;RDI Video Systems&lt;/pub&gt; &lt;dev&gt;RDI Video Systems&lt;/dev&gt; &lt;genre&gt;Adventure&lt;/genre&gt; &lt;score&gt;3.8&lt;/score&gt; &lt;player&gt;1 Player&lt;/player&gt; &lt;story&gt;Thayer Alconred, last of the bloodline of the Elder Kings, searches five kingdoms in search of five relics which combine to form the Hand of Quoid. Thayer's adversary, Sorsabal The Twisted assisted by his henchman, The Black Magician, seeks to use the Hand's power to take control of the land.&lt;/story&gt; &lt;/game&gt;">
            <text:p>&lt;game name="tq"&gt; &lt;year&gt;1984&lt;/year&gt; &lt;rating&gt;ESRB - E (Everyone)&lt;/rating&gt; &lt;title&gt;Thayer's Quest&lt;/title&gt; &lt;pub&gt;RDI Video Systems&lt;/pub&gt; &lt;dev&gt;RDI Video Systems&lt;/dev&gt; &lt;genre&gt;Adventure&lt;/genre&gt; &lt;score&gt;3.8&lt;/score&gt; &lt;player&gt;1 Player&lt;/player&gt; &lt;story&gt;Thayer Alconred, last of the bloodline of the Elder Kings, searches five kingdoms in search of five relics which combine to form the Hand of Quoid. Thayer's adversary, Sorsabal The Twisted assisted by his henchman, The Black Magician, seeks to use the Hand's power to take control of the land.&lt;/story&gt; &lt;/game&gt;</text:p>
          </table:table-cell>
          <table:table-cell table:number-columns-repeated="1012"/>
        </table:table-row>
        <table:table-row table:style-name="ro1">
          <table:table-cell office:value-type="string">
            <text:p>timegal</text:p>
          </table:table-cell>
          <table:table-cell office:value-type="float" office:value="1985">
            <text:p>1985</text:p>
          </table:table-cell>
          <table:table-cell office:value-type="string">
            <text:p>ESRB - K-A (Kids to Adults)</text:p>
          </table:table-cell>
          <table:table-cell office:value-type="string">
            <text:p>Time Gal</text:p>
          </table:table-cell>
          <table:table-cell table:number-columns-repeated="2" office:value-type="string">
            <text:p>Taito</text:p>
          </table:table-cell>
          <table:table-cell office:value-type="string">
            <text:p>Adventure</text:p>
          </table:table-cell>
          <table:table-cell office:value-type="string">
            <text:p>3.7</text:p>
          </table:table-cell>
          <table:table-cell office:value-type="string">
            <text:p>1-2 Players</text:p>
          </table:table-cell>
          <table:table-cell office:value-type="string">
            <text:p>The year is 4001. The evil Luna has stolen a time machine and plans to use it to take over the world. You are the Time Gal, a skillful and pretty scientist, and your mission is to chase Luna through different time periods, to get the time machine back, and to save the world. Created during the first age of "full motion" style, Time Gal is a conversion of an early arcade title. You watch animations of your heroine while she travels through levels, and overcome obstacles by pushing the correct button at the right moment. You can change directions, jump, shoot, etc., but everything is controlled during the never-ending fluent motion of the Time Gal. At certain points the heroine stops the time, and you have three choices to choose from.</text:p>
          </table:table-cell>
          <table:table-cell table:style-name="Default" table:formula="of:=CONCATENATE(&quot;&lt;game name=&quot;;CHAR(34);[.A18];CHAR(34);&quot;&gt; &lt;year&gt;&quot;;[.B18];&quot;&lt;/year&gt; &lt;rating&gt;&quot;;[.C18];&quot;&lt;/rating&gt; &lt;title&gt;&quot;;[.D18];&quot;&lt;/title&gt; &lt;pub&gt;&quot;;[.E18];&quot;&lt;/pub&gt; &lt;dev&gt;&quot;;[.F18];&quot;&lt;/dev&gt; &lt;genre&gt;&quot;;[.G18];&quot;&lt;/genre&gt; &lt;score&gt;&quot;;[.H18];&quot;&lt;/score&gt; &lt;player&gt;&quot;;[.I18];&quot;&lt;/player&gt; &lt;story&gt;&quot;;[.J18];&quot;&lt;/story&gt; &lt;/game&gt;&quot;)" office:value-type="string" office:string-value="&lt;game name=&quot;timegal&quot;&gt; &lt;year&gt;1985&lt;/year&gt; &lt;rating&gt;ESRB - K-A (Kids to Adults)&lt;/rating&gt; &lt;title&gt;Time Gal&lt;/title&gt; &lt;pub&gt;Taito&lt;/pub&gt; &lt;dev&gt;Taito&lt;/dev&gt; &lt;genre&gt;Adventure&lt;/genre&gt; &lt;score&gt;3.7&lt;/score&gt; &lt;player&gt;1-2 Players&lt;/player&gt; &lt;story&gt;The year is 4001. The evil Luna has stolen a time machine and plans to use it to take over the world. You are the Time Gal, a skillful and pretty scientist, and your mission is to chase Luna through different time periods, to get the time machine back, and to save the world. Created during the first age of &quot;full motion&quot; style, Time Gal is a conversion of an early arcade title. You watch animations of your heroine while she travels through levels, and overcome obstacles by pushing the correct button at the right moment. You can change directions, jump, shoot, etc., but everything is controlled during the never-ending fluent motion of the Time Gal. At certain points the heroine stops the time, and you have three choices to choose from.&lt;/story&gt; &lt;/game&gt;">
            <text:p>&lt;game name="timegal"&gt; &lt;year&gt;1985&lt;/year&gt; &lt;rating&gt;ESRB - K-A (Kids to Adults)&lt;/rating&gt; &lt;title&gt;Time Gal&lt;/title&gt; &lt;pub&gt;Taito&lt;/pub&gt; &lt;dev&gt;Taito&lt;/dev&gt; &lt;genre&gt;Adventure&lt;/genre&gt; &lt;score&gt;3.7&lt;/score&gt; &lt;player&gt;1-2 Players&lt;/player&gt; &lt;story&gt;The year is 4001. The evil Luna has stolen a time machine and plans to use it to take over the world. You are the Time Gal, a skillful and pretty scientist, and your mission is to chase Luna through different time periods, to get the time machine back, and to save the world. Created during the first age of "full motion" style, Time Gal is a conversion of an early arcade title. You watch animations of your heroine while she travels through levels, and overcome obstacles by pushing the correct button at the right moment. You can change directions, jump, shoot, etc., but everything is controlled during the never-ending fluent motion of the Time Gal. At certain points the heroine stops the time, and you have three choices to choose from.&lt;/story&gt; &lt;/game&gt;</text:p>
          </table:table-cell>
          <table:table-cell table:number-columns-repeated="1012"/>
        </table:table-row>
        <table:table-row table:style-name="ro1">
          <table:table-cell office:value-type="string">
            <text:p>timetraveler</text:p>
          </table:table-cell>
          <table:table-cell office:value-type="float" office:value="1991">
            <text:p>1991</text:p>
          </table:table-cell>
          <table:table-cell office:value-type="string">
            <text:p>ESRB - K-A (Kids to Adults)</text:p>
          </table:table-cell>
          <table:table-cell office:value-type="string">
            <text:p>Time Traveler</text:p>
          </table:table-cell>
          <table:table-cell office:value-type="string">
            <text:p>GTE Interactive Media</text:p>
          </table:table-cell>
          <table:table-cell office:value-type="string">
            <text:p>Virtual Image Productions </text:p>
          </table:table-cell>
          <table:table-cell office:value-type="string">
            <text:p>Adventure</text:p>
          </table:table-cell>
          <table:table-cell office:value-type="string">
            <text:p>2.7</text:p>
          </table:table-cell>
          <table:table-cell office:value-type="string">
            <text:p>1 Player</text:p>
          </table:table-cell>
          <table:table-cell office:value-type="string">
            <text:p>The player controls Marshal Gram trying to save the Princess of the Galactic Federation. Only the evil Vulcor stands in the way. Much like Dragon's Lair, the player has to make choices that can change the game's outcome. <text:s/>The Windows version also includes a set of 3D glasses to use during play.</text:p>
          </table:table-cell>
          <table:table-cell table:style-name="Default" table:formula="of:=CONCATENATE(&quot;&lt;game name=&quot;;CHAR(34);[.A19];CHAR(34);&quot;&gt; &lt;year&gt;&quot;;[.B19];&quot;&lt;/year&gt; &lt;rating&gt;&quot;;[.C19];&quot;&lt;/rating&gt; &lt;title&gt;&quot;;[.D19];&quot;&lt;/title&gt; &lt;pub&gt;&quot;;[.E19];&quot;&lt;/pub&gt; &lt;dev&gt;&quot;;[.F19];&quot;&lt;/dev&gt; &lt;genre&gt;&quot;;[.G19];&quot;&lt;/genre&gt; &lt;score&gt;&quot;;[.H19];&quot;&lt;/score&gt; &lt;player&gt;&quot;;[.I19];&quot;&lt;/player&gt; &lt;story&gt;&quot;;[.J19];&quot;&lt;/story&gt; &lt;/game&gt;&quot;)" office:value-type="string" office:string-value="&lt;game name=&quot;timetraveler&quot;&gt; &lt;year&gt;1991&lt;/year&gt; &lt;rating&gt;ESRB - K-A (Kids to Adults)&lt;/rating&gt; &lt;title&gt;Time Traveler&lt;/title&gt; &lt;pub&gt;GTE Interactive Media&lt;/pub&gt; &lt;dev&gt;Virtual Image Productions &lt;/dev&gt; &lt;genre&gt;Adventure&lt;/genre&gt; &lt;score&gt;2.7&lt;/score&gt; &lt;player&gt;1 Player&lt;/player&gt; &lt;story&gt;The player controls Marshal Gram trying to save the Princess of the Galactic Federation. Only the evil Vulcor stands in the way. Much like Dragon's Lair, the player has to make choices that can change the game's outcome.  The Windows version also includes a set of 3D glasses to use during play.&lt;/story&gt; &lt;/game&gt;">
            <text:p>&lt;game name="timetraveler"&gt; &lt;year&gt;1991&lt;/year&gt; &lt;rating&gt;ESRB - K-A (Kids to Adults)&lt;/rating&gt; &lt;title&gt;Time Traveler&lt;/title&gt; &lt;pub&gt;GTE Interactive Media&lt;/pub&gt; &lt;dev&gt;Virtual Image Productions &lt;/dev&gt; &lt;genre&gt;Adventure&lt;/genre&gt; &lt;score&gt;2.7&lt;/score&gt; &lt;player&gt;1 Player&lt;/player&gt; &lt;story&gt;The player controls Marshal Gram trying to save the Princess of the Galactic Federation. Only the evil Vulcor stands in the way. Much like Dragon's Lair, the player has to make choices that can change the game's outcome. <text:s/>The Windows version also includes a set of 3D glasses to use during play.&lt;/story&gt; &lt;/game&gt;</text:p>
          </table:table-cell>
          <table:table-cell table:number-columns-repeated="1012"/>
        </table:table-row>
        <table:table-row table:style-name="ro1">
          <table:table-cell office:value-type="string">
            <text:p>uvt</text:p>
          </table:table-cell>
          <table:table-cell office:value-type="float" office:value="1984">
            <text:p>1984</text:p>
          </table:table-cell>
          <table:table-cell office:value-type="string">
            <text:p>ESRB - E (Everyone)</text:p>
          </table:table-cell>
          <table:table-cell office:value-type="string">
            <text:p>Us vs Them</text:p>
          </table:table-cell>
          <table:table-cell table:number-columns-repeated="2" office:value-type="string">
            <text:p>Mylstar</text:p>
          </table:table-cell>
          <table:table-cell office:value-type="string">
            <text:p>Shoot-'Em-Up</text:p>
          </table:table-cell>
          <table:table-cell office:value-type="string">
            <text:p>3.2</text:p>
          </table:table-cell>
          <table:table-cell office:value-type="string">
            <text:p>1-2 Players</text:p>
          </table:table-cell>
          <table:table-cell office:value-type="string">
            <text:p>The is a laserdisc-based horizontal and vertical shoot-em-up. The game features scrolling video with overlayed computer-generated graphics. Clips of live acting are interwoven into the plot: fighting off an alien attack of earth.</text:p>
          </table:table-cell>
          <table:table-cell table:style-name="Default" table:formula="of:=CONCATENATE(&quot;&lt;game name=&quot;;CHAR(34);[.A20];CHAR(34);&quot;&gt; &lt;year&gt;&quot;;[.B20];&quot;&lt;/year&gt; &lt;rating&gt;&quot;;[.C20];&quot;&lt;/rating&gt; &lt;title&gt;&quot;;[.D20];&quot;&lt;/title&gt; &lt;pub&gt;&quot;;[.E20];&quot;&lt;/pub&gt; &lt;dev&gt;&quot;;[.F20];&quot;&lt;/dev&gt; &lt;genre&gt;&quot;;[.G20];&quot;&lt;/genre&gt; &lt;score&gt;&quot;;[.H20];&quot;&lt;/score&gt; &lt;player&gt;&quot;;[.I20];&quot;&lt;/player&gt; &lt;story&gt;&quot;;[.J20];&quot;&lt;/story&gt; &lt;/game&gt;&quot;)" office:value-type="string" office:string-value="&lt;game name=&quot;uvt&quot;&gt; &lt;year&gt;1984&lt;/year&gt; &lt;rating&gt;ESRB - E (Everyone)&lt;/rating&gt; &lt;title&gt;Us vs Them&lt;/title&gt; &lt;pub&gt;Mylstar&lt;/pub&gt; &lt;dev&gt;Mylstar&lt;/dev&gt; &lt;genre&gt;Shoot-'Em-Up&lt;/genre&gt; &lt;score&gt;3.2&lt;/score&gt; &lt;player&gt;1-2 Players&lt;/player&gt; &lt;story&gt;The is a laserdisc-based horizontal and vertical shoot-em-up. The game features scrolling video with overlayed computer-generated graphics. Clips of live acting are interwoven into the plot: fighting off an alien attack of earth.&lt;/story&gt; &lt;/game&gt;">
            <text:p>&lt;game name="uvt"&gt; &lt;year&gt;1984&lt;/year&gt; &lt;rating&gt;ESRB - E (Everyone)&lt;/rating&gt; &lt;title&gt;Us vs Them&lt;/title&gt; &lt;pub&gt;Mylstar&lt;/pub&gt; &lt;dev&gt;Mylstar&lt;/dev&gt; &lt;genre&gt;Shoot-'Em-Up&lt;/genre&gt; &lt;score&gt;3.2&lt;/score&gt; &lt;player&gt;1-2 Players&lt;/player&gt; &lt;story&gt;The is a laserdisc-based horizontal and vertical shoot-em-up. The game features scrolling video with overlayed computer-generated graphics. Clips of live acting are interwoven into the plot: fighting off an alien attack of earth.&lt;/story&gt; &lt;/game&gt;</text:p>
          </table:table-cell>
          <table:table-cell table:number-columns-repeated="1012"/>
        </table:table-row>
        <table:table-row table:style-name="ro1" table:number-rows-repeated="1048555">
          <table:table-cell table:number-columns-repeated="1023"/>
        </table:table-row>
        <table:table-row table:style-name="ro1">
          <table:table-cell table:number-columns-repeated="1023"/>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GB"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number:number-style style:name="N108">
      <number:number number:decimal-places="1" number:min-integer-digits="1"/>
    </number:number-style>
    <number:currency-style style:name="N109P0" style:volatile="true">
      <number:currency-symbol number:language="it" number:country="IT">€</number:currency-symbol>
      <number:text> </number:text>
      <number:number number:decimal-places="2" number:min-integer-digits="1" number:grouping="true"/>
    </number:currency-style>
    <number:currency-style style:name="N109">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9P0"/>
    </number:currency-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3-01">01/03/2016</text:date>, <text:time>17:19:0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2$Win32 OpenOffice.org_project/412m3$Build-9782</meta:generator>
    <dc:date>2016-03-01T17:19:08.67</dc:date>
    <meta:editing-duration>PT19M6S</meta:editing-duration>
    <meta:editing-cycles>2</meta:editing-cycles>
    <meta:document-statistic meta:table-count="1" meta:cell-count="220" meta:object-count="0"/>
  </office:meta>
</office:document-meta>
</file>